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9cm"/>
    </style:style>
    <style:style style:name="co2" style:family="table-column">
      <style:table-column-properties fo:break-before="auto" style:column-width="2.558cm"/>
    </style:style>
    <style:style style:name="co3" style:family="table-column">
      <style:table-column-properties fo:break-before="auto" style:column-width="20.001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4.26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3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3.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office:value-type="string">
            <text:p>comment_id</text:p>
          </table:table-cell>
          <table:table-cell office:value-type="string">
            <text:p>avg_sent</text:p>
          </table:table-cell>
          <table:table-cell office:value-type="string">
            <text:p>body</text:p>
          </table:table-cell>
          <table:table-cell table:style-name="ce1" office:value-type="string">
            <text:p>Label</text:p>
          </table:table-cell>
          <table:table-cell table:style-name="ce1" office:value-type="string">
            <text:p>Kommentar</text:p>
          </table:table-cell>
        </table:table-row>
        <table:table-row table:style-name="ro2">
          <table:table-cell office:value-type="float" office:value="14358178">
            <text:p>14358178</text:p>
          </table:table-cell>
          <table:table-cell office:value-type="float" office:value="0.906682431697845">
            <text:p>0,9066824317</text:p>
          </table:table-cell>
          <table:table-cell office:value-type="string">
            <text:p>Ich freue mich für Klopp und seine großartige Mannschaft! So wie Salah und Mane muss man erst mal drauf sein. Cool!</text:p>
          </table:table-cell>
          <table:table-cell table:number-columns-repeated="2"/>
        </table:table-row>
        <table:table-row table:style-name="ro2">
          <table:table-cell office:value-type="float" office:value="14356505">
            <text:p>14356505</text:p>
          </table:table-cell>
          <table:table-cell office:value-type="float" office:value="0.858492096265157">
            <text:p>0,8584920963</text:p>
          </table:table-cell>
          <table:table-cell office:value-type="string">
            <text:p>Ich bin felsenfest davon überzeugt das man mit keiner anderen Bezeichnung so gut schummeln kann, wie mit dem Begriff ‚Bio‘. 😎</text:p>
          </table:table-cell>
          <table:table-cell table:number-columns-repeated="2"/>
        </table:table-row>
        <table:table-row table:style-name="ro2">
          <table:table-cell office:value-type="float" office:value="14348813">
            <text:p>14348813</text:p>
          </table:table-cell>
          <table:table-cell office:value-type="float" office:value="0.770473043123881">
            <text:p>0,7704730431</text:p>
          </table:table-cell>
          <table:table-cell office:value-type="string">
            <text:p>Da bin ich jetzt aber erleichtert... danke für diese wichtige Meldung ! </text:p>
          </table:table-cell>
          <table:table-cell table:number-columns-repeated="2"/>
        </table:table-row>
        <table:table-row table:style-name="ro2">
          <table:table-cell office:value-type="float" office:value="14342416">
            <text:p>14342416</text:p>
          </table:table-cell>
          <table:table-cell office:value-type="float" office:value="0.952746411164602">
            <text:p>0,9527464112</text:p>
          </table:table-cell>
          <table:table-cell office:value-type="string">
            <text:p>Dubai ist eben ein Märchenland in jeder Hinsicht. Es gibt ein hohes Turm, eine Prinzessin <text:s/>die vom bösen Vater-König eingesperrt wird, es fehlt nur noch ein Drache und ein Prinz <text:s/>der sie befreit. Ach wie schön!</text:p>
          </table:table-cell>
          <table:table-cell table:number-columns-repeated="2"/>
        </table:table-row>
        <table:table-row table:style-name="ro3">
          <table:table-cell office:value-type="float" office:value="14334792">
            <text:p>14334792</text:p>
          </table:table-cell>
          <table:table-cell office:value-type="float" office:value="0.759119709332784">
            <text:p>0,7591197093</text:p>
          </table:table-cell>
          <table:table-cell office:value-type="string">
            <text:p>Es gibt immer mehrere Perspektiven. Auch über Freiheit in einem Unrechtsstaat...</text:p>
            <text:p/>
            <text:p>Erste Perspektive:</text:p>
            <text:p>Nawalny ist viel zu mutig, um in Russland ein freier Mann sein zu können.</text:p>
            <text:p/>
            <text:p>Zweite Perspektive:</text:p>
            <text:p>Nawalny ist einer der wenigen Russen, die überhaupt frei sind, weil er echten Mut beweist.</text:p>
            <text:p/>
            <text:p>Absolutes Vorbild!</text:p>
            <text:p/>
          </table:table-cell>
          <table:table-cell table:number-columns-repeated="2"/>
        </table:table-row>
        <table:table-row table:style-name="ro2">
          <table:table-cell office:value-type="float" office:value="14334561">
            <text:p>14334561</text:p>
          </table:table-cell>
          <table:table-cell office:value-type="float" office:value="0.963328540325165">
            <text:p>0,9633285403</text:p>
          </table:table-cell>
          <table:table-cell office:value-type="string">
            <text:p>Putin ist einer der besten Präsidenten, die Russland je gehabt hat. Wenn Navalny noch besser sein will, dann muss er schon eine ganze Schippe drauflegen. </text:p>
          </table:table-cell>
          <table:table-cell table:number-columns-repeated="2"/>
        </table:table-row>
        <table:table-row table:style-name="ro2">
          <table:table-cell office:value-type="float" office:value="14334390">
            <text:p>14334390</text:p>
          </table:table-cell>
          <table:table-cell office:value-type="float" office:value="0.788805266221364">
            <text:p>0,7888052662</text:p>
          </table:table-cell>
          <table:table-cell office:value-type="string">
            <text:p>Aus sicheren Quellen wurde mir zugetragen, dass Haaland nächste Woche einige kostspielige Objekte am Starnberger See besichtigt. Lederhosen hat er schon, und Weißwürste liebt er bekanntlich schon sehr lange. Ich freue mich auf den Neuzugang.</text:p>
          </table:table-cell>
          <table:table-cell table:number-columns-repeated="2"/>
        </table:table-row>
        <table:table-row table:style-name="ro2">
          <table:table-cell office:value-type="float" office:value="14328023">
            <text:p>14328023</text:p>
          </table:table-cell>
          <table:table-cell office:value-type="float" office:value="0.680242558320363">
            <text:p>0,6802425583</text:p>
          </table:table-cell>
          <table:table-cell office:value-type="string">
            <text:p>Dort, wo jeder weiß, dass ein Unfall, ein Beinbruch ein Todesurteil sein kann, dort hilft auch jeder. So sollte es ja auch sein, wenn man Mensch ist.</text:p>
          </table:table-cell>
          <table:table-cell table:number-columns-repeated="2"/>
        </table:table-row>
        <table:table-row table:style-name="ro2">
          <table:table-cell office:value-type="float" office:value="14327940">
            <text:p>14327940</text:p>
          </table:table-cell>
          <table:table-cell office:value-type="float" office:value="0.653102159500122">
            <text:p>0,6531021595</text:p>
          </table:table-cell>
          <table:table-cell office:value-type="string">
            <text:p>Gut.</text:p>
          </table:table-cell>
          <table:table-cell table:number-columns-repeated="2"/>
        </table:table-row>
        <table:table-row table:style-name="ro2">
          <table:table-cell office:value-type="float" office:value="14327879">
            <text:p>14327879</text:p>
          </table:table-cell>
          <table:table-cell office:value-type="float" office:value="0.913707097371419">
            <text:p>0,9137070974</text:p>
          </table:table-cell>
          <table:table-cell office:value-type="string">
            <text:p>Wunderbar! So kann es weitergehen, Eine(r) nach dem Anderm/der Anderen....</text:p>
          </table:table-cell>
          <table:table-cell table:number-columns-repeated="2"/>
        </table:table-row>
        <table:table-row table:style-name="ro2">
          <table:table-cell office:value-type="float" office:value="14327876">
            <text:p>14327876</text:p>
          </table:table-cell>
          <table:table-cell office:value-type="float" office:value="0.783266425132751">
            <text:p>0,7832664251</text:p>
          </table:table-cell>
          <table:table-cell office:value-type="string">
            <text:p>Wunderbar! Das ist schon mal weg. So kann es weitergehen....</text:p>
          </table:table-cell>
          <table:table-cell table:number-columns-repeated="2"/>
        </table:table-row>
        <table:table-row table:style-name="ro2">
          <table:table-cell office:value-type="float" office:value="14327823">
            <text:p>14327823</text:p>
          </table:table-cell>
          <table:table-cell office:value-type="float" office:value="0.885549108187358">
            <text:p>0,8855491082</text:p>
          </table:table-cell>
          <table:table-cell office:value-type="string">
            <text:p>Thank you for your service and voice, Sir.</text:p>
          </table:table-cell>
          <table:table-cell table:number-columns-repeated="2"/>
        </table:table-row>
        <table:table-row table:style-name="ro2">
          <table:table-cell office:value-type="float" office:value="14326892">
            <text:p>14326892</text:p>
          </table:table-cell>
          <table:table-cell office:value-type="float" office:value="0.892065405845642">
            <text:p>0,8920654058</text:p>
          </table:table-cell>
          <table:table-cell office:value-type="string">
            <text:p>Wie Brave new world...</text:p>
          </table:table-cell>
          <table:table-cell table:number-columns-repeated="2"/>
        </table:table-row>
        <table:table-row table:style-name="ro2">
          <table:table-cell office:value-type="float" office:value="14321784">
            <text:p>14321784</text:p>
          </table:table-cell>
          <table:table-cell office:value-type="float" office:value="0.801321903864543">
            <text:p>0,8013219039</text:p>
          </table:table-cell>
          <table:table-cell office:value-type="string">
            <text:p>Herr Scholz war immer Mitglied der Regierung und hätte jederzeit handeln können. Auch bei der Impfstoffbeschaffung....</text:p>
          </table:table-cell>
          <table:table-cell table:number-columns-repeated="2"/>
        </table:table-row>
        <table:table-row table:style-name="ro4">
          <table:table-cell office:value-type="float" office:value="14320685">
            <text:p>14320685</text:p>
          </table:table-cell>
          <table:table-cell office:value-type="float" office:value="0.811507900555929">
            <text:p>0,8115079006</text:p>
          </table:table-cell>
          <table:table-cell office:value-type="string">
            <text:p>In Mönchengladbach wird schon seit einiger Zeit absolut solide etwas aufgebaut, vergleichbar mit Eintracht Frankfurt. Wobei Mönchengladbach hier schon ein paar Schritte weiter ist.</text:p>
            <text:p>Ich denke, sie werden auch ohne den Trainer ihren Weg weiter gehen.</text:p>
            <text:p>Eberl macht einen guten Job.</text:p>
          </table:table-cell>
          <table:table-cell table:number-columns-repeated="2"/>
        </table:table-row>
        <table:table-row table:style-name="ro2">
          <table:table-cell office:value-type="float" office:value="14320682">
            <text:p>14320682</text:p>
          </table:table-cell>
          <table:table-cell office:value-type="float" office:value="0.772341648737589">
            <text:p>0,7723416487</text:p>
          </table:table-cell>
          <table:table-cell office:value-type="string">
            <text:p>Vor Max Eberl habe ich immer wieder grosze Hochachtung - was fuer ein guter Typ ! (Und das sage ich als Effzeh-Fan.) </text:p>
          </table:table-cell>
          <table:table-cell table:number-columns-repeated="2"/>
        </table:table-row>
        <table:table-row table:style-name="ro2">
          <table:table-cell office:value-type="float" office:value="14320669">
            <text:p>14320669</text:p>
          </table:table-cell>
          <table:table-cell office:value-type="float" office:value="0.807864169279734">
            <text:p>0,8078641693</text:p>
          </table:table-cell>
          <table:table-cell office:value-type="string">
            <text:p>Vom Wechsel von Rose kann man halten was man will. Ob nur wegen der Kohle, doch wegen der sportlichen Herausforderung, oder der (vielleicht) größeren Bedeutung Dortmunds in Europa? Wahrscheinlich eine Mischung aus alledem. Berechtigt, oder nicht. Eberl macht aber genau das, was man sich von einem professionell agierenden Manager wünscht. Er löst sich von emotionalen Empfindungen, bleibt cool, agiert ruhig und besonnen, behält das Wohl des Vereins im Auge ohne sich Gefühlen und Hau-Ruck- Aktionen hinzugeben. Genau so macht man das! Ihr Gladbacher könnt froh sein um diesen Manager!</text:p>
          </table:table-cell>
          <table:table-cell table:number-columns-repeated="2"/>
        </table:table-row>
        <table:table-row table:style-name="ro2">
          <table:table-cell office:value-type="float" office:value="14320649">
            <text:p>14320649</text:p>
          </table:table-cell>
          <table:table-cell office:value-type="float" office:value="0.861573278903961">
            <text:p>0,8615732789</text:p>
          </table:table-cell>
          <table:table-cell office:value-type="string">
            <text:p>Liebe Gladbacher! Ihr braucht Rose nicht hinterherzuheulen und ich glaube ihr wisst alle warum. Ihr habt mit Max Eberl den M.E. besten Sportchef der Liga und mir wäre ein Wechsel von ihm (den es nie geben wird) deutlich lieber gewesen weil auch viele Dortmunder wissen was das eigentliche Problem ist. Wir müssen...weil da unheimlich viel dran hängt...ihr müsst nicht und das ist ein riesiger Vorteil. Die Mannschaft funktioniert im Gegensatz zu unserer mehr als gut und Eberl ist mit Sicherheit in der Lage dazu einen dementsprechenden Übungsleiter zu verpflichten. Lasst Rose seine Arbeit zu Ende machen oder wollt ihr euch am Ende der Saison Vorwürfe für die jetzigen Statement´s machen?</text:p>
          </table:table-cell>
          <table:table-cell table:number-columns-repeated="2"/>
        </table:table-row>
        <table:table-row table:style-name="ro2">
          <table:table-cell office:value-type="float" office:value="14320597">
            <text:p>14320597</text:p>
          </table:table-cell>
          <table:table-cell office:value-type="float" office:value="0.756359259287516">
            <text:p>0,7563592593</text:p>
          </table:table-cell>
          <table:table-cell office:value-type="string">
            <text:p>Die Haltung von Eberl und der Vereinsführung ist seriös und anständig. Ich hoffe, dass man <text:s/>damit auch in der heutigen Zeit im Fußball erfolgreich sein kann. Jedenfalls wünsche ich BMG alles Gute und den Fans, die meinen, ausflippen zu müssen, rechtzeitig noch die Erkenntnis, dass ihre Haltung dem Verein schadet.</text:p>
          </table:table-cell>
          <table:table-cell table:number-columns-repeated="2"/>
        </table:table-row>
        <table:table-row table:style-name="ro2">
          <table:table-cell office:value-type="float" office:value="14320578">
            <text:p>14320578</text:p>
          </table:table-cell>
          <table:table-cell office:value-type="float" office:value="0.899480859438578">
            <text:p>0,8994808594</text:p>
          </table:table-cell>
          <table:table-cell office:value-type="string">
            <text:p>Max Eberl ist seit vielen Jahren einer der überragenden Manager in der Bundesliga. Der weiß, was er tut. Gutes Bauchgefühl gepaart mit extremem Fachwissen. Mehr gibt es dazu eigentlich nicht zu sagen. Ich kann keinen riskanten Kurs erkennen, wie im Artikel kolportiert.</text:p>
          </table:table-cell>
          <table:table-cell table:number-columns-repeated="2"/>
        </table:table-row>
        <table:table-row table:style-name="ro2">
          <table:table-cell office:value-type="float" office:value="14318834">
            <text:p>14318834</text:p>
          </table:table-cell>
          <table:table-cell office:value-type="float" office:value="0.93557337919871">
            <text:p>0,9355733792</text:p>
          </table:table-cell>
          <table:table-cell office:value-type="string">
            <text:p>Maurer hat alles richtig gemacht! Das schreibe ich bei Grünen nicht oft. Bravo, Frau Maurer!</text:p>
          </table:table-cell>
          <table:table-cell table:number-columns-repeated="2"/>
        </table:table-row>
        <table:table-row table:style-name="ro2">
          <table:table-cell office:value-type="float" office:value="14318426">
            <text:p>14318426</text:p>
          </table:table-cell>
          <table:table-cell office:value-type="float" office:value="0.923850655555725">
            <text:p>0,9238506556</text:p>
          </table:table-cell>
          <table:table-cell office:value-type="string">
            <text:p>Der gute Mann ist 99 - und dann noch nicht auf einen Rollstuhl angewiesen!!! Tolle Leistung! </text:p>
          </table:table-cell>
          <table:table-cell table:number-columns-repeated="2"/>
        </table:table-row>
        <table:table-row table:style-name="ro4">
          <table:table-cell office:value-type="float" office:value="14318424">
            <text:p>14318424</text:p>
          </table:table-cell>
          <table:table-cell office:value-type="float" office:value="0.721104979515076">
            <text:p>0,7211049795</text:p>
          </table:table-cell>
          <table:table-cell office:value-type="string">
            <text:p>Prinz Philip wünsche ich gute Besserung. </text:p>
            <text:p/>
            <text:p>Die 100 schaft er auch noch und seine zähe Gemahlin natürlich auch...</text:p>
          </table:table-cell>
          <table:table-cell table:number-columns-repeated="2"/>
        </table:table-row>
        <table:table-row table:style-name="ro2">
          <table:table-cell office:value-type="float" office:value="14318373">
            <text:p>14318373</text:p>
          </table:table-cell>
          <table:table-cell office:value-type="float" office:value="0.863417426745097">
            <text:p>0,8634174267</text:p>
          </table:table-cell>
          <table:table-cell office:value-type="string">
            <text:p>Halte durch Philip! Du wirst noch gebraucht.</text:p>
          </table:table-cell>
          <table:table-cell table:number-columns-repeated="2"/>
        </table:table-row>
        <table:table-row table:style-name="ro4">
          <table:table-cell office:value-type="float" office:value="14317868">
            <text:p>14317868</text:p>
          </table:table-cell>
          <table:table-cell office:value-type="float" office:value="0.807832717895508">
            <text:p>0,8078327179</text:p>
          </table:table-cell>
          <table:table-cell office:value-type="string">
            <text:p>President Biden macht das richtig. Über den Typen Trump jedes weitere Wort zu verlieren, ist Zeit zu vergeuden und Perlen vor die Säue werfen. Für Biden gibt es ganz viel anderes zu tun. </text:p>
            <text:p/>
            <text:p>Sich darauf zu konzentrieren und nicht in Trumps politischer Brühe zu rühren, um ihn dadurch weiter Aufmerksamkeit zu schenken, ist gut und richtig.</text:p>
          </table:table-cell>
          <table:table-cell table:number-columns-repeated="2"/>
        </table:table-row>
        <table:table-row table:style-name="ro2">
          <table:table-cell office:value-type="float" office:value="14317312">
            <text:p>14317312</text:p>
          </table:table-cell>
          <table:table-cell office:value-type="float" office:value="0.906365732351939">
            <text:p>0,9063657324</text:p>
          </table:table-cell>
          <table:table-cell office:value-type="string">
            <text:p>Alles unterschrieben! Danke für diesen Artikel! Der ist ein wirklicher Mehrwert für mich! Ne Menge gelernt!</text:p>
          </table:table-cell>
          <table:table-cell table:number-columns-repeated="2"/>
        </table:table-row>
        <table:table-row table:style-name="ro5">
          <table:table-cell office:value-type="float" office:value="14317082">
            <text:p>14317082</text:p>
          </table:table-cell>
          <table:table-cell office:value-type="float" office:value="0.885491013526917">
            <text:p>0,8854910135</text:p>
          </table:table-cell>
          <table:table-cell office:value-type="string">
            <text:p>Liebe Nutzerinnen und Nutzer,</text:p>
            <text:p/>
            <text:p>wir freuen uns über die vielen Beiträge zu dieser Kolumne. Bitte bleiben Sie respektvoll sowie sachlich und kommentieren zum Thema.</text:p>
            <text:p><text:s/>Wenn Sie auf Inhalte stoßen, die nicht unseren Community-Regeln entsprechen, nutzen Sie gern unsere "Melden"-Funktion.</text:p>
            <text:p><text:s/></text:p>
            <text:p>Viele Grüße aus Hamburg</text:p>
            <text:p>Ihr Community-Team</text:p>
          </table:table-cell>
          <table:table-cell table:number-columns-repeated="2"/>
        </table:table-row>
        <table:table-row table:style-name="ro4">
          <table:table-cell office:value-type="float" office:value="14317059">
            <text:p>14317059</text:p>
          </table:table-cell>
          <table:table-cell office:value-type="float" office:value="0.823897322018941">
            <text:p>0,823897322</text:p>
          </table:table-cell>
          <table:table-cell office:value-type="string">
            <text:p>Ich bin froh, dass wir uns mit dem systemischen Rassismus befassen. Natürlich gibt es ihn überall. Es ist eine wichtige Differenzierung gegenüber einzelnen Haltungen, denn systemische Phänomene kann man, im Gegensatz zu individueller Erkenntnis, nicht allein verändern. </text:p>
            <text:p>Ich bin sehr überzeugt davon, dass sich alle in Deutschland wohler fühlen würden, wenn wir den systemischen Rassismus bewusster abbauen. Er tut nämlich niemandem gut. Überall, wo Hass gegen Menschen kultiviert wird, leiden letztlich alle. Systemischen Rassismus zu akzeptieren bedeutet auch zu akzeptieren, dass hier Menschen mit unterschiedlichen Daseinsberechtigungen leben. Das kann aber doch in einem modernen, demokratischen Land nicht sein.</text:p>
            <text:p>Wenn wir bewusster mit Vorurteilen, Hass und Ausgrenzung umgehen, können wir viel überzeugender Respekt für die Regeln unseres Zusammenlebens einfordern. Und gleichzeitig viel selbstbewusster für uns und unsere Interessen eintreten. Es gibt also nur Gewinner.</text:p>
          </table:table-cell>
          <table:table-cell table:number-columns-repeated="2"/>
        </table:table-row>
        <table:table-row table:style-name="ro2">
          <table:table-cell office:value-type="float" office:value="14317015">
            <text:p>14317015</text:p>
          </table:table-cell>
          <table:table-cell office:value-type="float" office:value="0.886052449544271">
            <text:p>0,8860524495</text:p>
          </table:table-cell>
          <table:table-cell office:value-type="string">
            <text:p>Sie sind ein guter Mensch!</text:p>
          </table:table-cell>
          <table:table-cell table:number-columns-repeated="2"/>
        </table:table-row>
        <table:table-row table:style-name="ro4">
          <table:table-cell office:value-type="float" office:value="14317008">
            <text:p>14317008</text:p>
          </table:table-cell>
          <table:table-cell office:value-type="float" office:value="0.733534197012583">
            <text:p>0,733534197</text:p>
          </table:table-cell>
          <table:table-cell office:value-type="string">
            <text:p>Entschuldigung - Millionen von Einwanderern assimilieren sich hier vorbildlich. Die kann man doch nicht künstlich als "Migranten" heraussondern. Die gehören einfach dazu!</text:p>
            <text:p/>
            <text:p>Es geht um die kleine Gruppe von Leuten, die sich nicht integrieren, geschweige den assimilieren wollen. </text:p>
          </table:table-cell>
          <table:table-cell table:number-columns-repeated="2"/>
        </table:table-row>
        <table:table-row table:style-name="ro6">
          <table:table-cell office:value-type="float" office:value="14316891">
            <text:p>14316891</text:p>
          </table:table-cell>
          <table:table-cell office:value-type="float" office:value="0.766026854515076">
            <text:p>0,7660268545</text:p>
          </table:table-cell>
          <table:table-cell office:value-type="string">
            <text:p>Sehr guter Artikel. Sie bringen es auf den Punkt: Als nicht-Betroffener Durchschnittsdeutscher spürt man den Rassismus nicht. Rassismus spürt man erst dann, wenn man mit Menschen mit nicht-deutschen Nachnamen oder dunklerer Hautfarbe eine Wohnung oder eine Arbeitsstelle sucht. Zum Beispiel. </text:p>
            <text:p>Erst dann wird einem sehr deutlich, wie tief sich rassistisches Denken und menschenverachtende Einstellungen in diese Gesellschaft eingegraben haben. </text:p>
            <text:p/>
            <text:p>Glücklicherweise gibt es aber auch viele andere überall in der Gesellschaft, die weiter sind und für die das Grundgesetz, Menschenwürde und das Diskriminierungsverbot Selbstverständlichkeiten sind. Ich hoffe darauf, dass dies die Mehrheit ist. Oder bald wird. </text:p>
          </table:table-cell>
          <table:table-cell table:number-columns-repeated="2"/>
        </table:table-row>
        <table:table-row table:style-name="ro7">
          <table:table-cell office:value-type="float" office:value="14315636">
            <text:p>14315636</text:p>
          </table:table-cell>
          <table:table-cell office:value-type="float" office:value="0.707235852877299">
            <text:p>0,7072358529</text:p>
          </table:table-cell>
          <table:table-cell office:value-type="string">
            <text:p>Tatsächlich ist das bei uns ja nun auch alles. Ich nicht so ewig lange her und die Minischritte haben Jahrzehnte gedauert.</text:p>
            <text:p/>
            <text:p>Fassungslos macht mich das dennoch. </text:p>
            <text:p/>
            <text:p>Und stolz und dankbar, dass ich fassungslos darüber sein kann. </text:p>
          </table:table-cell>
          <table:table-cell table:number-columns-repeated="2"/>
        </table:table-row>
        <table:table-row table:style-name="ro8">
          <table:table-cell office:value-type="float" office:value="14311294">
            <text:p>14311294</text:p>
          </table:table-cell>
          <table:table-cell office:value-type="float" office:value="0.88576336701711">
            <text:p>0,885763367</text:p>
          </table:table-cell>
          <table:table-cell office:value-type="string">
            <text:p>Liebe Nutzerinnen und Nutzer, </text:p>
            <text:p><text:s/></text:p>
            <text:p>haben Sie vielen Dank für die vielen Kommentaren und die größtenteils sehr sachliche und unaufgeregte Debatte! </text:p>
            <text:p><text:s/></text:p>
            <text:p>Bleiben Sie gesund und herzliche Grüße </text:p>
            <text:p>Ihr Community-Team </text:p>
          </table:table-cell>
          <table:table-cell table:number-columns-repeated="2"/>
        </table:table-row>
        <table:table-row table:style-name="ro2">
          <table:table-cell office:value-type="float" office:value="14310916">
            <text:p>14310916</text:p>
          </table:table-cell>
          <table:table-cell office:value-type="float" office:value="0.716953953107198">
            <text:p>0,7169539531</text:p>
          </table:table-cell>
          <table:table-cell office:value-type="string">
            <text:p>Eine Impfung mit Astra ist besser als keine Impfung und es gibt kein Grund warum gerade Jüngere , die eh kaum schwere Verläufe haben, sich damit nicht impfen sollten. Leute die diese Impfung verweigern sollten auch erst wieder ein Imoftermin bekommen, wenn alle Impfwilligen durch sind, dann hätten Sie auch mit Astra-Impfung einen anderen Impfstoff bekommen.</text:p>
          </table:table-cell>
          <table:table-cell table:number-columns-repeated="2"/>
        </table:table-row>
        <table:table-row table:style-name="ro2">
          <table:table-cell office:value-type="float" office:value="14310593">
            <text:p>14310593</text:p>
          </table:table-cell>
          <table:table-cell office:value-type="float" office:value="0.919719676176707">
            <text:p>0,9197196762</text:p>
          </table:table-cell>
          <table:table-cell office:value-type="string">
            <text:p>Ich habe vor ein paar Wochen in der FR einen interessanten Artikel gelesen in dem Prof. Dingermann ein paar ganz interessante Sachen zum Ausdruck bringt. Aus aktuellem Anlaß ist das heute wohl nochmal neu aufgelegt worden. Diesen Artikel kann ich jedem hier im Forum nur empfehlen.</text:p>
          </table:table-cell>
          <table:table-cell table:number-columns-repeated="2"/>
        </table:table-row>
        <table:table-row table:style-name="ro2">
          <table:table-cell office:value-type="float" office:value="14310513">
            <text:p>14310513</text:p>
          </table:table-cell>
          <table:table-cell office:value-type="float" office:value="0.924274643262227">
            <text:p>0,9242746433</text:p>
          </table:table-cell>
          <table:table-cell office:value-type="string">
            <text:p>Ich freu mich über jede und jeden, die sich nicht Impfen lassen wollen. Bringt mich selbst einer Impfung näher, und das ist auch gut so.</text:p>
          </table:table-cell>
          <table:table-cell table:number-columns-repeated="2"/>
        </table:table-row>
        <table:table-row table:style-name="ro2">
          <table:table-cell office:value-type="float" office:value="14310195">
            <text:p>14310195</text:p>
          </table:table-cell>
          <table:table-cell office:value-type="float" office:value="0.653437972068787">
            <text:p>0,6534379721</text:p>
          </table:table-cell>
          <table:table-cell office:value-type="string">
            <text:p>Wenn die Dosen nicht gebraucht werden, immer her damit! Es gibt bestimmt genügend Leute, die den Impfstoff wollen. Ich würde ihn sofort nehmen! </text:p>
          </table:table-cell>
          <table:table-cell table:number-columns-repeated="2"/>
        </table:table-row>
        <table:table-row table:style-name="ro2">
          <table:table-cell office:value-type="float" office:value="14309970">
            <text:p>14309970</text:p>
          </table:table-cell>
          <table:table-cell office:value-type="float" office:value="0.942087948322296">
            <text:p>0,9420879483</text:p>
          </table:table-cell>
          <table:table-cell office:value-type="string">
            <text:p>Anti-Vaxxer Lügen. Genau das, was wir gerade brauchen.</text:p>
          </table:table-cell>
          <table:table-cell table:number-columns-repeated="2"/>
        </table:table-row>
        <table:table-row table:style-name="ro2">
          <table:table-cell office:value-type="float" office:value="14309531">
            <text:p>14309531</text:p>
          </table:table-cell>
          <table:table-cell office:value-type="float" office:value="0.881296833356222">
            <text:p>0,8812968334</text:p>
          </table:table-cell>
          <table:table-cell office:value-type="string">
            <text:p>Einfach "Biontech" drauf etikettieren und läuft!</text:p>
          </table:table-cell>
          <table:table-cell table:number-columns-repeated="2"/>
        </table:table-row>
        <table:table-row table:style-name="ro2">
          <table:table-cell office:value-type="float" office:value="14309520">
            <text:p>14309520</text:p>
          </table:table-cell>
          <table:table-cell office:value-type="float" office:value="0.583855628967285">
            <text:p>0,583855629</text:p>
          </table:table-cell>
          <table:table-cell office:value-type="string">
            <text:p>wie gesagt, in DE einfach abschreiben und den EU Ländern geben, die Lust drauf hatten - wir haben sowieso mehr von Biontech im Vergleich, also einfach darauf und auf Moderna konzentrieren</text:p>
          </table:table-cell>
          <table:table-cell table:number-columns-repeated="2"/>
        </table:table-row>
        <table:table-row table:style-name="ro2">
          <table:table-cell office:value-type="float" office:value="14307160">
            <text:p>14307160</text:p>
          </table:table-cell>
          <table:table-cell office:value-type="float" office:value="0.888317883014679">
            <text:p>0,888317883</text:p>
          </table:table-cell>
          <table:table-cell office:value-type="string">
            <text:p>Ein Artikel über böse Mutanten... ...und ein Bild von UvD....sehr passend !</text:p>
          </table:table-cell>
          <table:table-cell table:number-columns-repeated="2"/>
        </table:table-row>
        <table:table-row table:style-name="ro2">
          <table:table-cell office:value-type="float" office:value="14306428">
            <text:p>14306428</text:p>
          </table:table-cell>
          <table:table-cell office:value-type="float" office:value="0.887474954128265">
            <text:p>0,8874749541</text:p>
          </table:table-cell>
          <table:table-cell office:value-type="string">
            <text:p>Ich wünsche allen Verletzten gute Besserung, und der Polizei Erfolg bei ihren Ermittlungen. </text:p>
          </table:table-cell>
          <table:table-cell table:number-columns-repeated="2"/>
        </table:table-row>
        <table:table-row table:style-name="ro2">
          <table:table-cell office:value-type="float" office:value="14300300">
            <text:p>14300300</text:p>
          </table:table-cell>
          <table:table-cell office:value-type="float" office:value="0.848895311355591">
            <text:p>0,8488953114</text:p>
          </table:table-cell>
          <table:table-cell office:value-type="string">
            <text:p>Für Geld tut SAP wirklich alles.</text:p>
          </table:table-cell>
          <table:table-cell table:number-columns-repeated="2"/>
        </table:table-row>
        <table:table-row table:style-name="ro8">
          <table:table-cell office:value-type="float" office:value="14293844">
            <text:p>14293844</text:p>
          </table:table-cell>
          <table:table-cell office:value-type="float" office:value="0.88576336701711">
            <text:p>0,885763367</text:p>
          </table:table-cell>
          <table:table-cell office:value-type="string">
            <text:p>Liebe Nutzerinnen und Nutzer, </text:p>
            <text:p><text:s/></text:p>
            <text:p>haben Sie vielen Dank für die vielen Kommentaren und die größtenteils sehr sachliche und unaufgeregte Debatte! </text:p>
            <text:p><text:s/></text:p>
            <text:p>Bleiben Sie gesund und herzliche Grüße </text:p>
            <text:p>Ihr Community-Team </text:p>
          </table:table-cell>
          <table:table-cell table:number-columns-repeated="2"/>
        </table:table-row>
        <table:table-row table:style-name="ro2">
          <table:table-cell office:value-type="float" office:value="14293691">
            <text:p>14293691</text:p>
          </table:table-cell>
          <table:table-cell office:value-type="float" office:value="0.744700729846954">
            <text:p>0,7447007298</text:p>
          </table:table-cell>
          <table:table-cell office:value-type="string">
            <text:p>Alle die die Sendung von Böhmermann nicht gesehen haben, sie ist ziemlich gelungen. ZDF Magazin Royale vom 12. Februar 2021</text:p>
          </table:table-cell>
          <table:table-cell table:number-columns-repeated="2"/>
        </table:table-row>
        <table:table-row table:style-name="ro2">
          <table:table-cell office:value-type="float" office:value="14292534">
            <text:p>14292534</text:p>
          </table:table-cell>
          <table:table-cell office:value-type="float" office:value="0.823644936084747">
            <text:p>0,8236449361</text:p>
          </table:table-cell>
          <table:table-cell office:value-type="string">
            <text:p>Finde ich gut! Es hilft dem Standort Rostock-Laage und schafft sicher ein paar Arbeitsplätze, die diese Region gut gebrauchen kann. In Rostock-Laage ist das Jagdgeschwader JG73 Steinhoff stationiert, wo auch die Piloten der Luftwaffe auf dem Eurofighter ausgebildet werden. Hier gibt es auch modernste Flugsimulatoren. </text:p>
          </table:table-cell>
          <table:table-cell table:number-columns-repeated="2"/>
        </table:table-row>
        <table:table-row table:style-name="ro2">
          <table:table-cell office:value-type="float" office:value="14291806">
            <text:p>14291806</text:p>
          </table:table-cell>
          <table:table-cell office:value-type="float" office:value="0.918430189291636">
            <text:p>0,9184301893</text:p>
          </table:table-cell>
          <table:table-cell office:value-type="string">
            <text:p>Ach, wie glücklich können wir uns schätzen und wie stolz können wir sein auf unsere deutsche EU-Kommissionspräsidentin. Sie hat - auch nach eigenem Bekunden - stets alles rechtzeitig und richtig gemacht und Fehler sind allenfalls von anderen gemacht worden. Und jetzt geht es erst richtig los mit ihren supertollen Ideen. Sie bringt Schwung in die Pandemiebekämpfung und ihre lange Erfahrung in militärischen Strategien aus ihrer Zeit als Vereidigungsministerin zahlt sich jetzt aus. Merkel und Macron haben rechtzeitig ihr herausragendes Potential erkannt und sie genau an die richtige Stelle gesetzt.</text:p>
          </table:table-cell>
          <table:table-cell table:number-columns-repeated="2"/>
        </table:table-row>
        <table:table-row table:style-name="ro9">
          <table:table-cell office:value-type="float" office:value="14290484">
            <text:p>14290484</text:p>
          </table:table-cell>
          <table:table-cell office:value-type="float" office:value="0.617566525936127">
            <text:p>0,6175665259</text:p>
          </table:table-cell>
          <table:table-cell office:value-type="string">
            <text:p>Vorschlag für alle.An den betroffenen Grenzen, Zentrallager hinstellen, und jeder kann dort sein Zeug <text:s/>selber abholen.</text:p>
            <text:p/>
          </table:table-cell>
          <table:table-cell table:number-columns-repeated="2"/>
        </table:table-row>
        <table:table-row table:style-name="ro2">
          <table:table-cell office:value-type="float" office:value="14290470">
            <text:p>14290470</text:p>
          </table:table-cell>
          <table:table-cell office:value-type="float" office:value="0.839977065722148">
            <text:p>0,8399770657</text:p>
          </table:table-cell>
          <table:table-cell office:value-type="string">
            <text:p>Von Tschechien im Transit über Österreich und dann nach Deutschkand. Kommt man aus Oberösterreich oder Salzburg, alles easy.</text:p>
          </table:table-cell>
          <table:table-cell table:number-columns-repeated="2"/>
        </table:table-row>
        <table:table-row table:style-name="ro4">
          <table:table-cell office:value-type="float" office:value="14290401">
            <text:p>14290401</text:p>
          </table:table-cell>
          <table:table-cell office:value-type="float" office:value="0.874042630195618">
            <text:p>0,8740426302</text:p>
          </table:table-cell>
          <table:table-cell office:value-type="string">
            <text:p>Toll, wie sich Herr Maedge hier äußert: Freundlich, ausgewogen, mit Blick aufs Ganze. Ein angenehmer Zeitgenosse, der seinen Verband angemessen vertritt.</text:p>
            <text:p/>
            <text:p>[Muss ich das wirklich kennzeichnen?]</text:p>
          </table:table-cell>
          <table:table-cell table:number-columns-repeated="2"/>
        </table:table-row>
        <table:table-row table:style-name="ro2">
          <table:table-cell office:value-type="float" office:value="14290176">
            <text:p>14290176</text:p>
          </table:table-cell>
          <table:table-cell office:value-type="float" office:value="0.748710155487061">
            <text:p>0,7487101555</text:p>
          </table:table-cell>
          <table:table-cell office:value-type="string">
            <text:p>DDR 2.0 halt. Für das perfekte DDR-feeling gehören natürlich neben der brutalen Gängelung der Bürger auch leere Regale.</text:p>
          </table:table-cell>
          <table:table-cell table:number-columns-repeated="2"/>
        </table:table-row>
        <table:table-row table:style-name="ro10">
          <table:table-cell office:value-type="float" office:value="14290147">
            <text:p>14290147</text:p>
          </table:table-cell>
          <table:table-cell office:value-type="float" office:value="0.872978031635284">
            <text:p>0,8729780316</text:p>
          </table:table-cell>
          <table:table-cell office: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text:s text:c="2"/></text:p>
            <text:p>Wir wünschen Ihnen weiterhin viel Freude am Diskutieren. </text:p>
            <text:p><text:s text:c="2"/></text:p>
            <text:p>Viele Grüße aus Hamburg </text:p>
            <text:p>Ihr Community-Team </text:p>
          </table:table-cell>
          <table:table-cell table:number-columns-repeated="2"/>
        </table:table-row>
        <table:table-row table:style-name="ro2">
          <table:table-cell office:value-type="float" office:value="14290026">
            <text:p>14290026</text:p>
          </table:table-cell>
          <table:table-cell office:value-type="float" office:value="0.736607571442922">
            <text:p>0,7366075714</text:p>
          </table:table-cell>
          <table:table-cell office:value-type="string">
            <text:p>Seehofer hats mal wieder gut hinbekommen</text:p>
          </table:table-cell>
          <table:table-cell table:number-columns-repeated="2"/>
        </table:table-row>
        <table:table-row table:style-name="ro2">
          <table:table-cell office:value-type="float" office:value="14289510">
            <text:p>14289510</text:p>
          </table:table-cell>
          <table:table-cell office:value-type="float" office:value="0.780406316121419">
            <text:p>0,7804063161</text:p>
          </table:table-cell>
          <table:table-cell office:value-type="string">
            <text:p>Die gute Nachricht,wir wollen doch alle beschützt werden.</text:p>
          </table:table-cell>
          <table:table-cell table:number-columns-repeated="2"/>
        </table:table-row>
        <table:table-row table:style-name="ro2">
          <table:table-cell office:value-type="float" office:value="14289459">
            <text:p>14289459</text:p>
          </table:table-cell>
          <table:table-cell office:value-type="float" office:value="0.750907997290293">
            <text:p>0,7509079973</text:p>
          </table:table-cell>
          <table:table-cell office:value-type="string">
            <text:p>Ich finde, das ist eine tolle Möglichkeit, endlich den Hauptgüterverkehr auf die Schiene zu verlegen und nur noch die "letzte Meile" mit deutlich kleineren LKWs bearbeiten zu lassen. Wird nicht passieren aber ein schöner Wunschtraum wäre es doch</text:p>
          </table:table-cell>
          <table:table-cell table:number-columns-repeated="2"/>
        </table:table-row>
        <table:table-row table:style-name="ro9">
          <table:table-cell office:value-type="float" office:value="14289449">
            <text:p>14289449</text:p>
          </table:table-cell>
          <table:table-cell office:value-type="float" office:value="0.731686055660248">
            <text:p>0,7316860557</text:p>
          </table:table-cell>
          <table:table-cell office:value-type="string">
            <text:p>Sich in ein dichtes Gedränge am Testzentrum zu begeben ist wirklich genial. Es wird im Testzentrum ja nur ein Antikörpertest gemacht (mit einem mehrtägigen diagnostischen Fenster). D.h. Frische Infektionen werden dort gar nicht erkannt, insbesondere die nicht, die man sich in der Schlange geholt hat.</text:p>
            <text:p>Auf diese Weise kommen sogar noch mehr Viren über die Grenze. Viele Maßnahmen sind nicht auf Coronawirkung ausgerichtet sondern auf Selbstdarstellung und Wahlkampf.</text:p>
          </table:table-cell>
          <table:table-cell table:number-columns-repeated="2"/>
        </table:table-row>
        <table:table-row table:style-name="ro2">
          <table:table-cell office:value-type="float" office:value="14288976">
            <text:p>14288976</text:p>
          </table:table-cell>
          <table:table-cell office:value-type="float" office:value="0.846723218758901">
            <text:p>0,8467232188</text:p>
          </table:table-cell>
          <table:table-cell office:value-type="string">
            <text:p>Dafür läuft der Gebrauchtwagenmarkt und der Export nach China super gut! Und China ist für Deutsche Autos eine Bank!</text:p>
          </table:table-cell>
          <table:table-cell table:number-columns-repeated="2"/>
        </table:table-row>
        <table:table-row table:style-name="ro10">
          <table:table-cell office:value-type="float" office:value="14288891">
            <text:p>14288891</text:p>
          </table:table-cell>
          <table:table-cell office:value-type="float" office:value="0.872978031635284">
            <text:p>0,8729780316</text:p>
          </table:table-cell>
          <table:table-cell office: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text:s text:c="2"/></text:p>
            <text:p>Wir wünschen Ihnen weiterhin viel Freude am Diskutieren. </text:p>
            <text:p><text:s text:c="2"/></text:p>
            <text:p>Viele Grüße aus Hamburg </text:p>
            <text:p>Ihr Community-Team </text:p>
          </table:table-cell>
          <table:table-cell table:number-columns-repeated="2"/>
        </table:table-row>
        <table:table-row table:style-name="ro2">
          <table:table-cell office:value-type="float" office:value="14288700">
            <text:p>14288700</text:p>
          </table:table-cell>
          <table:table-cell office:value-type="float" office:value="0.828779955705007">
            <text:p>0,8287799557</text:p>
          </table:table-cell>
          <table:table-cell office:value-type="string">
            <text:p>Eine Kaufpreisbremse, verbunden mit Mietpreisdeckel, würde hier helfen.</text:p>
          </table:table-cell>
          <table:table-cell table:number-columns-repeated="2"/>
        </table:table-row>
        <table:table-row table:style-name="ro2">
          <table:table-cell office:value-type="float" office:value="14288693">
            <text:p>14288693</text:p>
          </table:table-cell>
          <table:table-cell office:value-type="float" office:value="0.790729065736135">
            <text:p>0,7907290657</text:p>
          </table:table-cell>
          <table:table-cell office:value-type="string">
            <text:p>Yeah das ist Kapitalismus. Wohnung als Geldanlage, tolle Welt. </text:p>
          </table:table-cell>
          <table:table-cell table:number-columns-repeated="2"/>
        </table:table-row>
        <table:table-row table:style-name="ro2">
          <table:table-cell office:value-type="float" office:value="14285751">
            <text:p>14285751</text:p>
          </table:table-cell>
          <table:table-cell office:value-type="float" office:value="0.9089075922966">
            <text:p>0,9089075923</text:p>
          </table:table-cell>
          <table:table-cell office:value-type="string">
            <text:p>genau mein Humor......</text:p>
          </table:table-cell>
          <table:table-cell table:number-columns-repeated="2"/>
        </table:table-row>
        <table:table-row table:style-name="ro2">
          <table:table-cell office:value-type="float" office:value="14285706">
            <text:p>14285706</text:p>
          </table:table-cell>
          <table:table-cell office:value-type="float" office:value="0.891067504882812">
            <text:p>0,8910675049</text:p>
          </table:table-cell>
          <table:table-cell office:value-type="string">
            <text:p>Sehr gut. Das ist Satire 😂</text:p>
          </table:table-cell>
          <table:table-cell table:number-columns-repeated="2"/>
        </table:table-row>
        <table:table-row table:style-name="ro2">
          <table:table-cell office:value-type="float" office:value="14283496">
            <text:p>14283496</text:p>
          </table:table-cell>
          <table:table-cell office:value-type="float" office:value="0.942272702852885">
            <text:p>0,9422727029</text:p>
          </table:table-cell>
          <table:table-cell office:value-type="string">
            <text:p>Die Lolitas habe ich das erste mal 1986 oder 1987 im Kölner Luxor gesehen, das war um Weihnachten herum. Wie auch die Konzerte danach mit Stereo Total wurde ich immer exzellent unterhalten. RIP, Francoise Cactus.</text:p>
          </table:table-cell>
          <table:table-cell table:number-columns-repeated="2"/>
        </table:table-row>
        <table:table-row table:style-name="ro6">
          <table:table-cell office:value-type="float" office:value="14283490">
            <text:p>14283490</text:p>
          </table:table-cell>
          <table:table-cell office:value-type="float" office:value="0.801646093527476">
            <text:p>0,8016460935</text:p>
          </table:table-cell>
          <table:table-cell office:value-type="string">
            <text:p>Sie haben mir immer gute Laune und einen angenehmen Ohrwurm bereitet. </text:p>
            <text:p>"Wir tanzen im Viereck" ist bei meinen Kindern sogar ein beliebtes Zahnputzlied:) </text:p>
            <text:p>Danke an Radioeins </text:p>
            <text:p>Merci Madame Cactus </text:p>
          </table:table-cell>
          <table:table-cell table:number-columns-repeated="2"/>
        </table:table-row>
        <table:table-row table:style-name="ro2">
          <table:table-cell office:value-type="float" office:value="14283489">
            <text:p>14283489</text:p>
          </table:table-cell>
          <table:table-cell office:value-type="float" office:value="0.737549543380737">
            <text:p>0,7375495434</text:p>
          </table:table-cell>
          <table:table-cell office:value-type="string">
            <text:p>Ich habe mich nie tiefer mit Stereo Total beschäftigt. Aber wir haben seit gefühlt 20 Jahren eine "musique automatique" CD ! im 31 Jahre alten Camping-Bulli, die uns jedes Jahr wieder auf der Fahrt in den Urlaub gute Dienste leistet. Traurig, das zu lesen. Am Besten gefällt mir "je suis une pupee" </text:p>
          </table:table-cell>
          <table:table-cell table:number-columns-repeated="2"/>
        </table:table-row>
        <table:table-row table:style-name="ro2">
          <table:table-cell office:value-type="float" office:value="14283485">
            <text:p>14283485</text:p>
          </table:table-cell>
          <table:table-cell office:value-type="float" office:value="0.93682340780894">
            <text:p>0,9368234078</text:p>
          </table:table-cell>
          <table:table-cell office:value-type="string">
            <text:p>Danke für die vielen tollen Konzerte.</text:p>
          </table:table-cell>
          <table:table-cell table:number-columns-repeated="2"/>
        </table:table-row>
        <table:table-row table:style-name="ro9">
          <table:table-cell office:value-type="float" office:value="14283476">
            <text:p>14283476</text:p>
          </table:table-cell>
          <table:table-cell office:value-type="float" office:value="0.899010082085927">
            <text:p>0,8990100821</text:p>
          </table:table-cell>
          <table:table-cell office:value-type="string">
            <text:p>Kann mich an viel schöne Abende erinner die mit Stereo Total Musik verfeinert wurden. </text:p>
            <text:p>Vielen danke dafür.</text:p>
          </table:table-cell>
          <table:table-cell table:number-columns-repeated="2"/>
        </table:table-row>
        <table:table-row table:style-name="ro2">
          <table:table-cell office:value-type="float" office:value="14283467">
            <text:p>14283467</text:p>
          </table:table-cell>
          <table:table-cell office:value-type="float" office:value="0.865077157815297">
            <text:p>0,8650771578</text:p>
          </table:table-cell>
          <table:table-cell office:value-type="string">
            <text:p>Mein aufrichtige Beileid für Ihre Angehörige und ihren Partner. Sie war sehr erfrischend und originell. Ich werde sie vermissen. Danke an radioeins, die ihr ein guter Partner waren.</text:p>
          </table:table-cell>
          <table:table-cell table:number-columns-repeated="2"/>
        </table:table-row>
        <table:table-row table:style-name="ro2">
          <table:table-cell office:value-type="float" office:value="14283436">
            <text:p>14283436</text:p>
          </table:table-cell>
          <table:table-cell office:value-type="float" office:value="0.676259577274323">
            <text:p>0,6762595773</text:p>
          </table:table-cell>
          <table:table-cell office:value-type="string">
            <text:p>Ok, die Parolen kennen wir jetzt... gibt es auch eine Strategie jenseits davon? - Ich schlage vor, die AZ Impfungen werden ab jetzt für JEDENder will buchbar... maximaler WIN-WIN. - Konfliktarm und Gemeinwohl fördernd.</text:p>
          </table:table-cell>
          <table:table-cell table:number-columns-repeated="2"/>
        </table:table-row>
        <table:table-row table:style-name="ro9">
          <table:table-cell office:value-type="float" office:value="14283363">
            <text:p>14283363</text:p>
          </table:table-cell>
          <table:table-cell office:value-type="float" office:value="0.827902138233185">
            <text:p>0,8279021382</text:p>
          </table:table-cell>
          <table:table-cell office:value-type="string">
            <text:p>Na super, <text:s/>Herr Seehofer, da helfen uns die geschlossenen Grenzen ja mächtig.</text:p>
            <text:p>Kann man mal was gegen die Inkompetenz machen. Es gibt Alternativen zum Lockdown im 3. Jahrtausenden - wirklich!</text:p>
          </table:table-cell>
          <table:table-cell table:number-columns-repeated="2"/>
        </table:table-row>
        <table:table-row table:style-name="ro8">
          <table:table-cell office:value-type="float" office:value="14283246">
            <text:p>14283246</text:p>
          </table:table-cell>
          <table:table-cell office:value-type="float" office:value="0.88576336701711">
            <text:p>0,885763367</text:p>
          </table:table-cell>
          <table:table-cell office:value-type="string">
            <text:p>Liebe Nutzerinnen und Nutzer, </text:p>
            <text:p><text:s/></text:p>
            <text:p>haben Sie vielen Dank für die vielen Kommentaren und die größtenteils sehr sachliche und unaufgeregte Debatte! </text:p>
            <text:p><text:s/></text:p>
            <text:p>Bleiben Sie gesund und herzliche Grüße </text:p>
            <text:p>Ihr Community-Team </text:p>
          </table:table-cell>
          <table:table-cell table:number-columns-repeated="2"/>
        </table:table-row>
        <table:table-row table:style-name="ro2">
          <table:table-cell office:value-type="float" office:value="14283132">
            <text:p>14283132</text:p>
          </table:table-cell>
          <table:table-cell office:value-type="float" office:value="0.778083999951681">
            <text:p>0,778084</text:p>
          </table:table-cell>
          <table:table-cell office:value-type="string">
            <text:p>Am Wochenende wird es schön und warm: ich nehme mir da mal Corona-frei. Wenn man an einer Eisdiele ein Eis bekommen könnte wäre <text:s/>es noch schöner, so muss es halt eins aus dem Supermarkt sein</text:p>
          </table:table-cell>
          <table:table-cell table:number-columns-repeated="2"/>
        </table:table-row>
        <table:table-row table:style-name="ro6">
          <table:table-cell office:value-type="float" office:value="14283026">
            <text:p>14283026</text:p>
          </table:table-cell>
          <table:table-cell office:value-type="float" office:value="0.728291670481364">
            <text:p>0,7282916705</text:p>
          </table:table-cell>
          <table:table-cell office:value-type="string">
            <text:p>Wenn doch bloß alle, die unermüdlich wiederholen, dass die Zahlen in UK ja "sinken" (ab und an auch mal einer mit Dänemark) dazusagen würden, dass dort, um der Mutantenlage Herr zu werden, ein härterer Lockdown als hier verhängt wurde und u.a. alle Schulen dauerhaft zu sind.</text:p>
            <text:p/>
            <text:p>Wirklich faszinierend, dass dieses kleine Detail unentwegt übersehen wird.</text:p>
            <text:p/>
          </table:table-cell>
          <table:table-cell table:number-columns-repeated="2"/>
        </table:table-row>
        <table:table-row table:style-name="ro6">
          <table:table-cell office:value-type="float" office:value="14282916">
            <text:p>14282916</text:p>
          </table:table-cell>
          <table:table-cell office:value-type="float" office:value="0.72148468097051">
            <text:p>0,721484681</text:p>
          </table:table-cell>
          <table:table-cell office:value-type="string">
            <text:p>Wenn doch bloß alle, die unermüdlich wiederholen, dass die Zahlen in UK ja "sinken" (ab und an auch mal einer mit Dänemark) dazusagen würden, dass dort, um der Mutantenlage Herr zu werden, ein härterer Lockdown als hier verhängt wurde und u.a. alle Schulen dauerhaft zu sind.</text:p>
            <text:p/>
            <text:p>So faszinierend, dass dieses kleine Detail unentwegt übersehen wird.</text:p>
            <text:p/>
          </table:table-cell>
          <table:table-cell table:number-columns-repeated="2"/>
        </table:table-row>
        <table:table-row table:style-name="ro4">
          <table:table-cell office:value-type="float" office:value="14282894">
            <text:p>14282894</text:p>
          </table:table-cell>
          <table:table-cell office:value-type="float" office:value="0.72148468097051">
            <text:p>0,721484681</text:p>
          </table:table-cell>
          <table:table-cell office:value-type="string">
            <text:p>Wenn doch bloß alle, die unermüdlich wiederholen, dass die Zahlen in UK ja "sinken" (ab und an auch mal einer mit Dänemark) dazusagen würden, dass dort, um der Mutantenlage Herr zu werden, ein härterer Lockdown als hier verhängt wurde und u.a. alle Schulen dauerhaft zu sind.</text:p>
            <text:p/>
            <text:p>So faszinierend, dass dieses kleine Detail unentwegt übersehen wird. </text:p>
          </table:table-cell>
          <table:table-cell table:number-columns-repeated="2"/>
        </table:table-row>
        <table:table-row table:style-name="ro9">
          <table:table-cell office:value-type="float" office:value="14282657">
            <text:p>14282657</text:p>
          </table:table-cell>
          <table:table-cell office:value-type="float" office:value="0.944733361403147">
            <text:p>0,9447333614</text:p>
          </table:table-cell>
          <table:table-cell office:value-type="string">
            <text:p>Und in Sachsen hat man vorgestern die Grundschulen geöffnet.</text:p>
            <text:p>Weltklasse!</text:p>
          </table:table-cell>
          <table:table-cell table:number-columns-repeated="2"/>
        </table:table-row>
        <table:table-row table:style-name="ro7">
          <table:table-cell office:value-type="float" office:value="14282463">
            <text:p>14282463</text:p>
          </table:table-cell>
          <table:table-cell office:value-type="float" office:value="0.848798116048177">
            <text:p>0,848798116</text:p>
          </table:table-cell>
          <table:table-cell office:value-type="string">
            <text:p>Das Virus ist genauso da wie vorher. </text:p>
            <text:p>Der Unterschied ist dass ein Test nun über 100€ kostet aus eigener Tasche. Außer man geht zum Hausarzt vorher, und steckt alle in der Praxis an. </text:p>
            <text:p/>
            <text:p>Geiles Ding dieses reiche Deutschland </text:p>
            <text:p/>
          </table:table-cell>
          <table:table-cell table:number-columns-repeated="2"/>
        </table:table-row>
        <table:table-row table:style-name="ro2">
          <table:table-cell office:value-type="float" office:value="14282396">
            <text:p>14282396</text:p>
          </table:table-cell>
          <table:table-cell office:value-type="float" office:value="0.657629370689392">
            <text:p>0,6576293707</text:p>
          </table:table-cell>
          <table:table-cell office:value-type="string">
            <text:p>Immer schön die Augen verschließen, das beruhigt.</text:p>
          </table:table-cell>
          <table:table-cell table:number-columns-repeated="2"/>
        </table:table-row>
        <table:table-row table:style-name="ro2">
          <table:table-cell office:value-type="float" office:value="14282341">
            <text:p>14282341</text:p>
          </table:table-cell>
          <table:table-cell office:value-type="float" office:value="0.884485065937042">
            <text:p>0,8844850659</text:p>
          </table:table-cell>
          <table:table-cell office:value-type="string">
            <text:p>Der perfekte Zeitpunkt, um jetzt alles wieder aufzumachen. Dann können wir ab April alles wieder zumachen...</text:p>
          </table:table-cell>
          <table:table-cell table:number-columns-repeated="2"/>
        </table:table-row>
        <table:table-row table:style-name="ro2">
          <table:table-cell office:value-type="float" office:value="14282069">
            <text:p>14282069</text:p>
          </table:table-cell>
          <table:table-cell office:value-type="float" office:value="0.804176211357117">
            <text:p>0,8041762114</text:p>
          </table:table-cell>
          <table:table-cell office:value-type="string">
            <text:p>Ich setze schon mal meinen Alu.hut auf...</text:p>
          </table:table-cell>
          <table:table-cell table:number-columns-repeated="2"/>
        </table:table-row>
        <table:table-row table:style-name="ro2">
          <table:table-cell office:value-type="float" office:value="14282021">
            <text:p>14282021</text:p>
          </table:table-cell>
          <table:table-cell office:value-type="float" office:value="0.925456166267395">
            <text:p>0,9254561663</text:p>
          </table:table-cell>
          <table:table-cell office:value-type="string">
            <text:p>Ich bin sooo sehr überrascht. Hat denn wirklich jemand ernsthaft daran geglaubt, dass diese Mutante an uns vorbeigeht. Also Grenzen wieder auf, da dieser Schutzmechanismus bei geringem Nutzen enorme Schäden verursacht. Aber ich denke eher, dass man stur daran festhält. Unsere Regierenden machen ja alles richtig!</text:p>
          </table:table-cell>
          <table:table-cell table:number-columns-repeated="2"/>
        </table:table-row>
        <table:table-row table:style-name="ro2">
          <table:table-cell office:value-type="float" office:value="14281902">
            <text:p>14281902</text:p>
          </table:table-cell>
          <table:table-cell office:value-type="float" office:value="0.935943484306335">
            <text:p>0,9359434843</text:p>
          </table:table-cell>
          <table:table-cell office:value-type="string">
            <text:p>Liebe Leute, einer der besten Dinge weswegen wir vom Erdöl wegkommen müssen. Um von diesen Menschenverächtern nicht mehr abhängig zu sein. </text:p>
          </table:table-cell>
          <table:table-cell table:number-columns-repeated="2"/>
        </table:table-row>
        <table:table-row table:style-name="ro2">
          <table:table-cell office:value-type="float" office:value="14281644">
            <text:p>14281644</text:p>
          </table:table-cell>
          <table:table-cell office:value-type="float" office:value="0.767898758252462">
            <text:p>0,7678987583</text:p>
          </table:table-cell>
          <table:table-cell office:value-type="string">
            <text:p>Find ich gut.</text:p>
          </table:table-cell>
          <table:table-cell table:number-columns-repeated="2"/>
        </table:table-row>
        <table:table-row table:style-name="ro6">
          <table:table-cell office:value-type="float" office:value="14281640">
            <text:p>14281640</text:p>
          </table:table-cell>
          <table:table-cell office:value-type="float" office:value="0.937662541866302">
            <text:p>0,9376625419</text:p>
          </table:table-cell>
          <table:table-cell office:value-type="string">
            <text:p>Also ich finde das Thema auch brennend aktuell, der Zeitpunkt dafür ist genau richtig, unterhalten wir uns endlich mal bis in letzte juristische Verästelung über Identitätsprobleme.</text:p>
            <text:p>Sehr gut gemacht.</text:p>
            <text:p>Brandaktuell, definitiv Problemlösend.</text:p>
            <text:p>Warten alle drauf.</text:p>
          </table:table-cell>
          <table:table-cell table:number-columns-repeated="2"/>
        </table:table-row>
        <table:table-row table:style-name="ro4">
          <table:table-cell office:value-type="float" office:value="14281510">
            <text:p>14281510</text:p>
          </table:table-cell>
          <table:table-cell office:value-type="float" office:value="0.835224191347758">
            <text:p>0,8352241913</text:p>
          </table:table-cell>
          <table:table-cell office:value-type="string">
            <text:p>Na klasse. Der Spiegel weiß halt, wie Meinungs-Journalismus funktioniert.</text:p>
            <text:p>Man bekommt keine News, man bekommt Meinung!</text:p>
            <text:p/>
          </table:table-cell>
          <table:table-cell table:number-columns-repeated="2"/>
        </table:table-row>
        <table:table-row table:style-name="ro2">
          <table:table-cell office:value-type="float" office:value="14281500">
            <text:p>14281500</text:p>
          </table:table-cell>
          <table:table-cell office:value-type="float" office:value="0.89211767911911">
            <text:p>0,8921176791</text:p>
          </table:table-cell>
          <table:table-cell office:value-type="string">
            <text:p>Schon toll, wieviele Männer hier so Angst haben vor einer entsprechenden Erfassung.</text:p>
          </table:table-cell>
          <table:table-cell table:number-columns-repeated="2"/>
        </table:table-row>
        <table:table-row table:style-name="ro9">
          <table:table-cell office:value-type="float" office:value="14281346">
            <text:p>14281346</text:p>
          </table:table-cell>
          <table:table-cell office:value-type="float" office:value="0.891467034816742">
            <text:p>0,8914670348</text:p>
          </table:table-cell>
          <table:table-cell office:value-type="string">
            <text:p>" Dies ist ein großartiger Moment für unser Land...Wir können ihn nicht mit drittklassigen Anführern verstreichen lassen." </text:p>
            <text:p>Yep, aus genau diesem Grund haben die amerikanischen Wähler Trump aus dem Weißen Haus gewählt.</text:p>
          </table:table-cell>
          <table:table-cell table:number-columns-repeated="2"/>
        </table:table-row>
        <table:table-row table:style-name="ro8">
          <table:table-cell office:value-type="float" office:value="14281325">
            <text:p>14281325</text:p>
          </table:table-cell>
          <table:table-cell office:value-type="float" office:value="0.88576336701711">
            <text:p>0,885763367</text:p>
          </table:table-cell>
          <table:table-cell office:value-type="string">
            <text:p>Liebe Nutzerinnen und Nutzer, </text:p>
            <text:p><text:s/></text:p>
            <text:p>haben Sie vielen Dank für die vielen Kommentaren und die größtenteils sehr sachliche und unaufgeregte Debatte! </text:p>
            <text:p><text:s/></text:p>
            <text:p>Bleiben Sie gesund und herzliche Grüße </text:p>
            <text:p>Ihr Community-Team </text:p>
          </table:table-cell>
          <table:table-cell table:number-columns-repeated="2"/>
        </table:table-row>
        <table:table-row table:style-name="ro2">
          <table:table-cell office:value-type="float" office:value="14281240">
            <text:p>14281240</text:p>
          </table:table-cell>
          <table:table-cell office:value-type="float" office:value="0.920454879601797">
            <text:p>0,9204548796</text:p>
          </table:table-cell>
          <table:table-cell office:value-type="string">
            <text:p>Eine sehr gute Idee von Trump, die GOP zu zerlegen. Sicher eine der besten Ideen, welche er ja hatte. Hoffentlich fruchtet die auch. Die Demokraten wird es freuen und Amerika, wahrscheinlich sogar der Welt, wird es nützen.</text:p>
          </table:table-cell>
          <table:table-cell table:number-columns-repeated="2"/>
        </table:table-row>
        <table:table-row table:style-name="ro2">
          <table:table-cell office:value-type="float" office:value="14281222">
            <text:p>14281222</text:p>
          </table:table-cell>
          <table:table-cell office:value-type="float" office:value="0.766486426194509">
            <text:p>0,7664864262</text:p>
          </table:table-cell>
          <table:table-cell office:value-type="string">
            <text:p>"Er ist wieder da". Gratulation zu dieser gelungenen Titelzeile .</text:p>
          </table:table-cell>
          <table:table-cell table:number-columns-repeated="2"/>
        </table:table-row>
        <table:table-row table:style-name="ro2">
          <table:table-cell office:value-type="float" office:value="14281164">
            <text:p>14281164</text:p>
          </table:table-cell>
          <table:table-cell office:value-type="float" office:value="0.843255062898">
            <text:p>0,8432550629</text:p>
          </table:table-cell>
          <table:table-cell office:value-type="string">
            <text:p>Das ist prima. Das hat McConell auch genauso verdient. Die Trumpsche Art "Danke" zu sagen passt zu den beiden üblen Gestalten amerikanischer Politik der letzten Jahre. </text:p>
          </table:table-cell>
          <table:table-cell table:number-columns-repeated="2"/>
        </table:table-row>
        <table:table-row table:style-name="ro9">
          <table:table-cell office:value-type="float" office:value="14278918">
            <text:p>14278918</text:p>
          </table:table-cell>
          <table:table-cell office:value-type="float" office:value="0.987538059552511">
            <text:p>0,9875380596</text:p>
          </table:table-cell>
          <table:table-cell office:value-type="string">
            <text:p>Absolut perfekte Sprengung, das alte Trump Ding ist sauber in sich zusammengefallen.</text:p>
            <text:p/>
          </table:table-cell>
          <table:table-cell table:number-columns-repeated="2"/>
        </table:table-row>
        <table:table-row table:style-name="ro2">
          <table:table-cell office:value-type="float" office:value="14278914">
            <text:p>14278914</text:p>
          </table:table-cell>
          <table:table-cell office:value-type="float" office:value="0.810092310110728">
            <text:p>0,8100923101</text:p>
          </table:table-cell>
          <table:table-cell office:value-type="string">
            <text:p>Trump bringt einfach Klickquote, egal mit was.</text:p>
          </table:table-cell>
          <table:table-cell table:number-columns-repeated="2"/>
        </table:table-row>
        <table:table-row table:style-name="ro9">
          <table:table-cell office:value-type="float" office:value="14276707">
            <text:p>14276707</text:p>
          </table:table-cell>
          <table:table-cell office:value-type="float" office:value="0.794106066226959">
            <text:p>0,7941060662</text:p>
          </table:table-cell>
          <table:table-cell office:value-type="string">
            <text:p>Das az Zeug ist echt top. Gestern wurde ja noch diskutiert ob das an den pflegekräften liegt. Die Feuerwehrmänner scheinen das auch nicht viel besser zu vertragen.</text:p>
            <text:p>Seit dem 10. Februar werden in Hamburg Feuerwehrleute gegen das Coronavirus geimpft. Wie die "Hamburger Morgenpost" meldet, klagen viele der geimpften Retter über Nebenwirkungen, einer sogar über Symptome, die einem Schlaganfall ähneln. Verwendet wurde bei der Impfung der Wirkstoff des Herstellers AstraZeneca</text:p>
          </table:table-cell>
          <table:table-cell table:number-columns-repeated="2"/>
        </table:table-row>
        <table:table-row table:style-name="ro2">
          <table:table-cell office:value-type="float" office:value="14276043">
            <text:p>14276043</text:p>
          </table:table-cell>
          <table:table-cell office:value-type="float" office:value="0.903920988241831">
            <text:p>0,9039209882</text:p>
          </table:table-cell>
          <table:table-cell office:value-type="string">
            <text:p>Tolle Idee! Er sollte direkt mit gutem Beispiel voran gehen! Bravo!</text:p>
          </table:table-cell>
          <table:table-cell table:number-columns-repeated="2"/>
        </table:table-row>
        <table:table-row table:style-name="ro2">
          <table:table-cell office:value-type="float" office:value="14275502">
            <text:p>14275502</text:p>
          </table:table-cell>
          <table:table-cell office:value-type="float" office:value="0.930321117242177">
            <text:p>0,9303211172</text:p>
          </table:table-cell>
          <table:table-cell office:value-type="string">
            <text:p>Toll! Ich kann endlich wieder shoppen gehen, während Oma zu Hause erstickt. </text:p>
          </table:table-cell>
          <table:table-cell table:number-columns-repeated="2"/>
        </table:table-row>
        <table:table-row table:style-name="ro2">
          <table:table-cell office:value-type="float" office:value="14275455">
            <text:p>14275455</text:p>
          </table:table-cell>
          <table:table-cell office:value-type="float" office:value="0.645634651184082">
            <text:p>0,6456346512</text:p>
          </table:table-cell>
          <table:table-cell office:value-type="string">
            <text:p>Der Mann ist halt realistisch. </text:p>
          </table:table-cell>
          <table:table-cell table:number-columns-repeated="2"/>
        </table:table-row>
        <table:table-row table:style-name="ro2">
          <table:table-cell office:value-type="float" office:value="14275324">
            <text:p>14275324</text:p>
          </table:table-cell>
          <table:table-cell office:value-type="float" office:value="0.905451496442159">
            <text:p>0,9054514964</text:p>
          </table:table-cell>
          <table:table-cell office:value-type="string">
            <text:p>Vollkommen logische und nachvollziehbare Argumentation. Natürlich wunderbar geeignet, um bei No Covid-Träumern und der Wir müssen jeden retten-Fraktion Schnappatmung auszulösen.</text:p>
          </table:table-cell>
          <table:table-cell table:number-columns-repeated="2"/>
        </table:table-row>
        <table:table-row table:style-name="ro8">
          <table:table-cell office:value-type="float" office:value="14275301">
            <text:p>14275301</text:p>
          </table:table-cell>
          <table:table-cell office:value-type="float" office:value="0.88576336701711">
            <text:p>0,885763367</text:p>
          </table:table-cell>
          <table:table-cell office:value-type="string">
            <text:p>Liebe Nutzerinnen und Nutzer, </text:p>
            <text:p><text:s/></text:p>
            <text:p>haben Sie vielen Dank für die vielen Kommentaren und die größtenteils sehr sachliche und unaufgeregte Debatte! </text:p>
            <text:p><text:s/></text:p>
            <text:p>Bleiben Sie gesund und herzliche Grüße </text:p>
            <text:p>Ihr Community-Team </text:p>
          </table:table-cell>
          <table:table-cell table:number-columns-repeated="2"/>
        </table:table-row>
        <table:table-row table:style-name="ro2">
          <table:table-cell office:value-type="float" office:value="14274933">
            <text:p>14274933</text:p>
          </table:table-cell>
          <table:table-cell office:value-type="float" office:value="0.859531044960022">
            <text:p>0,859531045</text:p>
          </table:table-cell>
          <table:table-cell office:value-type="string">
            <text:p>Wenn Ihnen sonst nichts fehlt. Weiterhin gute Gesundheit! </text:p>
          </table:table-cell>
          <table:table-cell table:number-columns-repeated="2"/>
        </table:table-row>
        <table:table-row table:style-name="ro9">
          <table:table-cell office:value-type="float" office:value="14274930">
            <text:p>14274930</text:p>
          </table:table-cell>
          <table:table-cell office:value-type="float" office:value="0.95402197043101">
            <text:p>0,9540219704</text:p>
          </table:table-cell>
          <table:table-cell office:value-type="string">
            <text:p>Einfach toll !!!!</text:p>
            <text:p>Diesen guten Bericht sollten Sie bitte einmal dem Gesundheitsminister und der Kanzlerin vorlegen .Aber auch allen Wählern bezüglich Bundestagswahl zugänglich machen.</text:p>
          </table:table-cell>
          <table:table-cell table:number-columns-repeated="2"/>
        </table:table-row>
        <table:table-row table:style-name="ro9">
          <table:table-cell office:value-type="float" office:value="14274855">
            <text:p>14274855</text:p>
          </table:table-cell>
          <table:table-cell office:value-type="float" office:value="0.806311368942261">
            <text:p>0,8063113689</text:p>
          </table:table-cell>
          <table:table-cell office:value-type="string">
            <text:p>Heinz, </text:p>
            <text:p>gute Frage!! In dem Alter, also mit 80+, muss man damit rechnen, dass es auch ohne an Corona zu erkranken, jeden Tag vorbei sein kann. Das ist nun mal die Realität! </text:p>
          </table:table-cell>
          <table:table-cell table:number-columns-repeated="2"/>
        </table:table-row>
        <table:table-row table:style-name="ro10">
          <table:table-cell office:value-type="float" office:value="14274825">
            <text:p>14274825</text:p>
          </table:table-cell>
          <table:table-cell office:value-type="float" office:value="0.872978031635284">
            <text:p>0,8729780316</text:p>
          </table:table-cell>
          <table:table-cell office: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text:s text:c="2"/></text:p>
            <text:p>Wir wünschen Ihnen weiterhin viel Freude am Diskutieren. </text:p>
            <text:p><text:s text:c="2"/></text:p>
            <text:p>Viele Grüße aus Hamburg </text:p>
            <text:p>Ihr Community-Team </text:p>
          </table:table-cell>
          <table:table-cell table:number-columns-repeated="2"/>
        </table:table-row>
        <table:table-row table:style-name="ro6">
          <table:table-cell office:value-type="float" office:value="14272711">
            <text:p>14272711</text:p>
          </table:table-cell>
          <table:table-cell office:value-type="float" office:value="0.772461215655009">
            <text:p>0,7724612157</text:p>
          </table:table-cell>
          <table:table-cell office:value-type="string">
            <text:p>Epic match, Stefanos !</text:p>
            <text:p>Erst zum zweiten mal schafft es jemand Nadal nach 0:2 Satzrückstand noch zu schlagen.</text:p>
            <text:p>Jetzt gegen Medvedev, freu mich auf das Match <text:s/>und würde mich über weitere 5 Sätze nicht wundern.</text:p>
            <text:p>Ausgang offen...</text:p>
          </table:table-cell>
          <table:table-cell table:number-columns-repeated="2"/>
        </table:table-row>
        <table:table-row table:style-name="ro2">
          <table:table-cell office:value-type="float" office:value="14272494">
            <text:p>14272494</text:p>
          </table:table-cell>
          <table:table-cell office:value-type="float" office:value="0.826411525408427">
            <text:p>0,8264115254</text:p>
          </table:table-cell>
          <table:table-cell office:value-type="string">
            <text:p>Auch die Grünen konnten keine Lösungen und intelligente Denkansätze gegen Corona anbieten. Deutschland als Einparteiensystem. Alles sind sich einig. Wundervoll. Einfach wundervoll. Palmer darf als gewisse Ausnahme gelten...</text:p>
          </table:table-cell>
          <table:table-cell table:number-columns-repeated="2"/>
        </table:table-row>
        <table:table-row table:style-name="ro2">
          <table:table-cell office:value-type="float" office:value="14272315">
            <text:p>14272315</text:p>
          </table:table-cell>
          <table:table-cell office:value-type="float" office:value="0.9041801293691">
            <text:p>0,9041801294</text:p>
          </table:table-cell>
          <table:table-cell office:value-type="string">
            <text:p>Ich habe mich letzen Sommer entschieden, mein Motorrad zu verkaufen und bin auf einen Roller umgestiegen. Wenn auch ein Verbrenner, ich liebe dieses Teil. Ich habe diese Dinger über viele Jahre in Madrid, Barcelona, Mailand, Paris London und sonstwo in Massen rumfahren sehen. Ob Verbrenner oder elektrisch: lässiger, aber auch sparsamer kann man in der Stadt und auch bei nicht allzu langen Überlandstrecken nicht unterwegs sein. Ein elektrischer Roller steht auch an, sobald ich etwas finde, das meinem Anforderungsprofil entspricht. </text:p>
          </table:table-cell>
          <table:table-cell table:number-columns-repeated="2"/>
        </table:table-row>
        <table:table-row table:style-name="ro2">
          <table:table-cell office:value-type="float" office:value="14272216">
            <text:p>14272216</text:p>
          </table:table-cell>
          <table:table-cell office:value-type="float" office:value="0.886838098367055">
            <text:p>0,8868380984</text:p>
          </table:table-cell>
          <table:table-cell office:value-type="string">
            <text:p>Plug-and-play-Akku. Großartig. Hoffentlich verbreitet sich dieser Ausdruck per Mund-zu-Mund-Propaganda. </text:p>
          </table:table-cell>
          <table:table-cell table:number-columns-repeated="2"/>
        </table:table-row>
        <table:table-row table:style-name="ro8">
          <table:table-cell office:value-type="float" office:value="14271068">
            <text:p>14271068</text:p>
          </table:table-cell>
          <table:table-cell office:value-type="float" office:value="0.88576336701711">
            <text:p>0,885763367</text:p>
          </table:table-cell>
          <table:table-cell office:value-type="string">
            <text:p>Liebe Nutzerinnen und Nutzer, </text:p>
            <text:p><text:s/></text:p>
            <text:p>haben Sie vielen Dank für die vielen Kommentaren und die größtenteils sehr sachliche und unaufgeregte Debatte! </text:p>
            <text:p><text:s/></text:p>
            <text:p>Bleiben Sie gesund und herzliche Grüße </text:p>
            <text:p>Ihr Community-Team </text:p>
          </table:table-cell>
          <table:table-cell table:number-columns-repeated="2"/>
        </table:table-row>
        <table:table-row table:style-name="ro2">
          <table:table-cell office:value-type="float" office:value="14270954">
            <text:p>14270954</text:p>
          </table:table-cell>
          <table:table-cell office:value-type="float" office:value="0.914409935474396">
            <text:p>0,9144099355</text:p>
          </table:table-cell>
          <table:table-cell office:value-type="string">
            <text:p>Sehr gutes Vorgehen. Aus meiner Sicht zielführender und - im Gegensatz zu Tierversuchen - ethisch zu vertreten. </text:p>
          </table:table-cell>
          <table:table-cell table:number-columns-repeated="2"/>
        </table:table-row>
        <table:table-row table:style-name="ro2">
          <table:table-cell office:value-type="float" office:value="14270935">
            <text:p>14270935</text:p>
          </table:table-cell>
          <table:table-cell office:value-type="float" office:value="0.938624878724416">
            <text:p>0,9386248787</text:p>
          </table:table-cell>
          <table:table-cell office:value-type="string">
            <text:p>Die Vorteile des Brexit sind einfach unglaublich!</text:p>
          </table:table-cell>
          <table:table-cell table:number-columns-repeated="2"/>
        </table:table-row>
        <table:table-row table:style-name="ro2">
          <table:table-cell office:value-type="float" office:value="14270176">
            <text:p>14270176</text:p>
          </table:table-cell>
          <table:table-cell office:value-type="float" office:value="0.886374155680339">
            <text:p>0,8863741557</text:p>
          </table:table-cell>
          <table:table-cell office:value-type="string">
            <text:p>Ich mag Arnd Peiffer. Ein intelligenter, sprachgewandter junger Mann, der selbstkritisch und respektvoll auftritt, aber dennoch klare Kante zeigen kann. Herzlichen Glückwunsch zur Silbermedaille!</text:p>
          </table:table-cell>
          <table:table-cell table:number-columns-repeated="2"/>
        </table:table-row>
        <table:table-row table:style-name="ro2">
          <table:table-cell office:value-type="float" office:value="14270174">
            <text:p>14270174</text:p>
          </table:table-cell>
          <table:table-cell office:value-type="float" office:value="0.876026550928752">
            <text:p>0,8760265509</text:p>
          </table:table-cell>
          <table:table-cell office:value-type="string">
            <text:p>Auch mal das Positive sehen, Klasse Arnd! Ich mag Biathlon sehr, geht aber zurzeit einfach etwas an mir vorbei. Nachwuchs gibt es aber, da blicke ich ebenfalls positiv in die Zukunft.</text:p>
          </table:table-cell>
          <table:table-cell table:number-columns-repeated="2"/>
        </table:table-row>
        <table:table-row table:style-name="ro2">
          <table:table-cell office:value-type="float" office:value="14270169">
            <text:p>14270169</text:p>
          </table:table-cell>
          <table:table-cell office:value-type="float" office:value="0.904041985670725">
            <text:p>0,9040419857</text:p>
          </table:table-cell>
          <table:table-cell office:value-type="string">
            <text:p>Klasse Arnd! Glückwunsch.</text:p>
          </table:table-cell>
          <table:table-cell table:number-columns-repeated="2"/>
        </table:table-row>
        <table:table-row table:style-name="ro2">
          <table:table-cell office:value-type="float" office:value="14269544">
            <text:p>14269544</text:p>
          </table:table-cell>
          <table:table-cell office:value-type="float" office:value="0.69196484486262">
            <text:p>0,6919648449</text:p>
          </table:table-cell>
          <table:table-cell office:value-type="string">
            <text:p>Ich weiß gerade nicht mehr, ob ich mir Hrn. Kretschmann nun als MP, als Bundespräsidenten oder doch Bundeskanzler wünschen soll. Zwar etwas konservativ, aber offenbar so wohltuend ... nachdenkend.</text:p>
          </table:table-cell>
          <table:table-cell table:number-columns-repeated="2"/>
        </table:table-row>
        <table:table-row table:style-name="ro2">
          <table:table-cell office:value-type="float" office:value="14269537">
            <text:p>14269537</text:p>
          </table:table-cell>
          <table:table-cell office:value-type="float" office:value="0.911992013454437">
            <text:p>0,9119920135</text:p>
          </table:table-cell>
          <table:table-cell office:value-type="string">
            <text:p>Das ist ein richtig guter Ansatz!</text:p>
          </table:table-cell>
          <table:table-cell table:number-columns-repeated="2"/>
        </table:table-row>
        <table:table-row table:style-name="ro9">
          <table:table-cell office:value-type="float" office:value="14269524">
            <text:p>14269524</text:p>
          </table:table-cell>
          <table:table-cell office:value-type="float" office:value="0.903594632943471">
            <text:p>0,9035946329</text:p>
          </table:table-cell>
          <table:table-cell office:value-type="string">
            <text:p>Find es sehr gut, dass die Kinder und die Lehrer möglich täglich getestet werden.</text:p>
            <text:p>Das wird helfen eine mögliche Infektionsquelle trocken zu legen. Wenn Fußballer täglich getestet werden, dann sollten wir keine Ausgabe scheuen und das für Kinder auch machen.</text:p>
          </table:table-cell>
          <table:table-cell table:number-columns-repeated="2"/>
        </table:table-row>
        <table:table-row table:style-name="ro2">
          <table:table-cell office:value-type="float" office:value="14263473">
            <text:p>14263473</text:p>
          </table:table-cell>
          <table:table-cell office:value-type="float" office:value="0.702415863672892">
            <text:p>0,7024158637</text:p>
          </table:table-cell>
          <table:table-cell office:value-type="string">
            <text:p>Finde das super, Bürger müssen wissen, dass sie nicht anonym irgendwie Schaden anrichten können. </text:p>
          </table:table-cell>
          <table:table-cell table:number-columns-repeated="2"/>
        </table:table-row>
        <table:table-row table:style-name="ro10">
          <table:table-cell office:value-type="float" office:value="14263407">
            <text:p>14263407</text:p>
          </table:table-cell>
          <table:table-cell office:value-type="float" office:value="0.872978031635284">
            <text:p>0,8729780316</text:p>
          </table:table-cell>
          <table:table-cell office: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text:s text:c="2"/></text:p>
            <text:p>Wir wünschen Ihnen weiterhin viel Freude am Diskutieren. </text:p>
            <text:p><text:s text:c="2"/></text:p>
            <text:p>Viele Grüße aus Hamburg </text:p>
            <text:p>Ihr Community-Team </text:p>
          </table:table-cell>
          <table:table-cell table:number-columns-repeated="2"/>
        </table:table-row>
        <table:table-row table:style-name="ro2">
          <table:table-cell office:value-type="float" office:value="14263394">
            <text:p>14263394</text:p>
          </table:table-cell>
          <table:table-cell office:value-type="float" office:value="0.885153293609619">
            <text:p>0,8851532936</text:p>
          </table:table-cell>
          <table:table-cell office:value-type="string">
            <text:p>Sehr gute Idee! Ob es wax bringt wird man sehen, ich denke, dass die Technologie ja schon eingesetzt wird.</text:p>
          </table:table-cell>
          <table:table-cell table:number-columns-repeated="2"/>
        </table:table-row>
        <table:table-row table:style-name="ro9">
          <table:table-cell office:value-type="float" office:value="14263393">
            <text:p>14263393</text:p>
          </table:table-cell>
          <table:table-cell office:value-type="float" office:value="0.949767708778381">
            <text:p>0,9497677088</text:p>
          </table:table-cell>
          <table:table-cell office:value-type="string">
            <text:p>Sehr gut!! Ich kann dieses Vorhaben vorbehaltlos unterstützen und hoffe sehr auf einen grossen Erfolg bei der Unterschriftensammlung!</text:p>
            <text:p/>
          </table:table-cell>
          <table:table-cell table:number-columns-repeated="2"/>
        </table:table-row>
        <table:table-row table:style-name="ro2">
          <table:table-cell office:value-type="float" office:value="14262458">
            <text:p>14262458</text:p>
          </table:table-cell>
          <table:table-cell office:value-type="float" office:value="0.763567705949148">
            <text:p>0,7635677059</text:p>
          </table:table-cell>
          <table:table-cell office:value-type="string">
            <text:p>Die Arbeitsbedingungen für alle Menschen auf der Welt zu verbessern ist ein gutes Ziel.</text:p>
          </table:table-cell>
          <table:table-cell table:number-columns-repeated="2"/>
        </table:table-row>
        <table:table-row table:style-name="ro9">
          <table:table-cell office:value-type="float" office:value="14262217">
            <text:p>14262217</text:p>
          </table:table-cell>
          <table:table-cell office:value-type="float" office:value="0.855259239673615">
            <text:p>0,8552592397</text:p>
          </table:table-cell>
          <table:table-cell office:value-type="string">
            <text:p>BRAVO HERR LINDNER!!!</text:p>
            <text:p>endlich mal einer der klar denkt.....und meine Stimme haben sie bei der nächsten Wahl....nicht falsch verstehen ihr angstwürstchen hier....ich hab selber ne Mutter ü70 und meine Frau mit Vorerkrankung.....aber alles und alles corona unterordnen??? </text:p>
          </table:table-cell>
          <table:table-cell table:number-columns-repeated="2"/>
        </table:table-row>
        <table:table-row table:style-name="ro9">
          <table:table-cell office:value-type="float" office:value="14262065">
            <text:p>14262065</text:p>
          </table:table-cell>
          <table:table-cell office:value-type="float" office:value="0.754956404368083">
            <text:p>0,7549564044</text:p>
          </table:table-cell>
          <table:table-cell office:value-type="string">
            <text:p>Christian Lindner ist einer der wenigen Politiker, die einfach authentisch sind. </text:p>
            <text:p>Um ihm zur Kanzlerschaft zu verhelfen, würde sogar ich zur Wahl gehen. </text:p>
          </table:table-cell>
          <table:table-cell table:number-columns-repeated="2"/>
        </table:table-row>
        <table:table-row table:style-name="ro2">
          <table:table-cell office:value-type="float" office:value="14262043">
            <text:p>14262043</text:p>
          </table:table-cell>
          <table:table-cell office:value-type="float" office:value="0.81616739432017">
            <text:p>0,8161673943</text:p>
          </table:table-cell>
          <table:table-cell office:value-type="string">
            <text:p>Selbst mit dem Bierglas vor dem Gesicht ist er einfach nur schön </text:p>
          </table:table-cell>
          <table:table-cell table:number-columns-repeated="2"/>
        </table:table-row>
        <table:table-row table:style-name="ro6">
          <table:table-cell office:value-type="float" office:value="14261127">
            <text:p>14261127</text:p>
          </table:table-cell>
          <table:table-cell office:value-type="float" office:value="0.768470366795858">
            <text:p>0,7684703668</text:p>
          </table:table-cell>
          <table:table-cell office:value-type="string">
            <text:p>Und wir wissen alle, wie das endet... </text:p>
            <text:p>wer nicht, sollte sich nochmals The Day After Tomorrow anschauen</text:p>
            <text:p/>
            <text:p>Gut, dass mittlerweile viele Nationen mit anpacken und gegensteuern</text:p>
          </table:table-cell>
          <table:table-cell table:number-columns-repeated="2"/>
        </table:table-row>
        <table:table-row table:style-name="ro10">
          <table:table-cell office:value-type="float" office:value="14261106">
            <text:p>14261106</text:p>
          </table:table-cell>
          <table:table-cell office:value-type="float" office:value="0.872978031635284">
            <text:p>0,8729780316</text:p>
          </table:table-cell>
          <table:table-cell office:value-type="string">
            <text:p>Liebe Nutzerinnen und Nutzer, </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 </text:p>
            <text:p><text:s text:c="2"/></text:p>
            <text:p>Wir wünschen Ihnen weiterhin viel Freude am Diskutieren. </text:p>
            <text:p><text:s text:c="2"/></text:p>
            <text:p>Viele Grüße aus Hamburg </text:p>
            <text:p>Ihr Community-Team </text:p>
          </table:table-cell>
          <table:table-cell table:number-columns-repeated="2"/>
        </table:table-row>
        <table:table-row table:style-name="ro2">
          <table:table-cell office:value-type="float" office:value="14260997">
            <text:p>14260997</text:p>
          </table:table-cell>
          <table:table-cell office:value-type="float" office:value="0.677007496356964">
            <text:p>0,6770074964</text:p>
          </table:table-cell>
          <table:table-cell office:value-type="string">
            <text:p>Daran ist sehr sicher noch Donald Trump schuld. Der alte Klima und Corona Leugner. Während die neue Regierung Corona in kürzester Zeit in den Griff bekommen hat wird es mit dem Wetter noch etwas dauern. </text:p>
          </table:table-cell>
          <table:table-cell table:number-columns-repeated="2"/>
        </table:table-row>
        <table:table-row table:style-name="ro2">
          <table:table-cell office:value-type="float" office:value="14258340">
            <text:p>14258340</text:p>
          </table:table-cell>
          <table:table-cell office:value-type="float" office:value="0.878370106220245">
            <text:p>0,8783701062</text:p>
          </table:table-cell>
          <table:table-cell office:value-type="string">
            <text:p>Schön, das jetzt alles gut wird.</text:p>
          </table:table-cell>
          <table:table-cell table:number-columns-repeated="2"/>
        </table:table-row>
        <table:table-row table:style-name="ro2">
          <table:table-cell office:value-type="float" office:value="14258335">
            <text:p>14258335</text:p>
          </table:table-cell>
          <table:table-cell office:value-type="float" office:value="0.753686408201853">
            <text:p>0,7536864082</text:p>
          </table:table-cell>
          <table:table-cell office:value-type="string">
            <text:p>Jedenfalls spannend, wie Biden Putins Call-in kopiert.</text:p>
          </table:table-cell>
          <table:table-cell table:number-columns-repeated="2"/>
        </table:table-row>
        <table:table-row table:style-name="ro9">
          <table:table-cell office:value-type="float" office:value="14258329">
            <text:p>14258329</text:p>
          </table:table-cell>
          <table:table-cell office:value-type="float" office:value="0.846622784932454">
            <text:p>0,8466227849</text:p>
          </table:table-cell>
          <table:table-cell office:value-type="string">
            <text:p>Eine neue Ära!</text:p>
            <text:p>Den ruhigen und sachbezogen Ton mit Inhalt schätze ich bereits seit Bidens ersten öffentlichen Auftritten. </text:p>
          </table:table-cell>
          <table:table-cell table:number-columns-repeated="2"/>
        </table:table-row>
        <table:table-row table:style-name="ro10">
          <table:table-cell office:value-type="float" office:value="14257973">
            <text:p>14257973</text:p>
          </table:table-cell>
          <table:table-cell office:value-type="float" office:value="0.872978031635284">
            <text:p>0,8729780316</text:p>
          </table:table-cell>
          <table:table-cell office:value-type="string">
            <text:p>Liebe Nutzerinnen und Nutzer,</text:p>
            <text:p/>
            <text:p>wir freuen uns über die vielen Beiträge zu dieser Debatte und Ihr damit verbundenes Interesse am Artikel. Wir verstehen, dass Diskussionen zuweilen hitzig verlaufen, aber bitte bleiben Sie sachlich und vermeiden Sie persönliche Angriffe. Sollte Ihnen ein Beitrag auffallen, der nicht unseren Community-Richtlinien entspricht, nutzen Sie gern die "Melden"-Funktion.</text:p>
            <text:p><text:s/></text:p>
            <text:p>Wir wünschen Ihnen weiterhin viel Freude am Diskutieren.</text:p>
            <text:p><text:s/></text:p>
            <text:p>Viele Grüße aus Hamburg</text:p>
            <text:p>Ihr Community-Team</text:p>
          </table:table-cell>
          <table:table-cell table:number-columns-repeated="2"/>
        </table:table-row>
        <table:table-row table:style-name="ro4">
          <table:table-cell office:value-type="float" office:value="14257624">
            <text:p>14257624</text:p>
          </table:table-cell>
          <table:table-cell office:value-type="float" office:value="0.63693114121755">
            <text:p>0,6369311412</text:p>
          </table:table-cell>
          <table:table-cell office:value-type="string">
            <text:p>Auch wenn ich Lauterbach’s ständige Medienpräsenz nicht unbedingt für notwendig erachte, finde ich es super, dass er a) im Impfteam in Leverkusen hilft und b) sich für das Impfen, auch und insbesondere mit AstraZeneca ausspricht.</text:p>
            <text:p/>
            <text:p>Es ist ein von der EMA zugelassener Impfstoff mit dem in UK bisher über 15m Menschen aller Altersgruppen ohne Probleme geimpft wurden. Er wirkt bei allen bekannten Mutationen dem schweren Covid-19 Erkrankungsbild entgegen und erschwert nach ersten Daten eine Weitergabe einer Infektion in 2/3 aller Fälle. Daher kann ich es nicht verstehen, dass viele HCP’s heute in Berlin nicht zur Impfung erschienen sind und nicht mal ihre Termine abgesagt haben-das muss doch nun wirklich nicht sein. Ich hoffe, dass Lauterbach’s Commitment gerade in dieser Gruppe ein Umdenken bewirkt, wir sollten es uns nicht zur Gewohnheit machen, die ohnehin im Moment noch knappen Impfstoffe einfach im Regal zu lassen. </text:p>
          </table:table-cell>
          <table:table-cell table:number-columns-repeated="2"/>
        </table:table-row>
        <table:table-row table:style-name="ro2">
          <table:table-cell office:value-type="float" office:value="14255315">
            <text:p>14255315</text:p>
          </table:table-cell>
          <table:table-cell office:value-type="float" office:value="0.930666267871857">
            <text:p>0,9306662679</text:p>
          </table:table-cell>
          <table:table-cell office:value-type="string">
            <text:p>Danke dafür. Fand ich ne gute, lehrreiche, informierende und spannende Diskussion. Hat dich gelohnt für mich!</text:p>
          </table:table-cell>
          <table:table-cell table:number-columns-repeated="2"/>
        </table:table-row>
        <table:table-row table:style-name="ro7">
          <table:table-cell office:value-type="float" office:value="14254978">
            <text:p>14254978</text:p>
          </table:table-cell>
          <table:table-cell office:value-type="float" office:value="0.935233692328135">
            <text:p>0,9352336923</text:p>
          </table:table-cell>
          <table:table-cell office:value-type="string">
            <text:p>Mbappe ist einfach ein herrausragendes Talent mit einer starken Technik und </text:p>
            <text:p>wahnsinniger Physis inklusive eines enormen Antritt.</text:p>
            <text:p>Er ist für mich im Moment der weltbeste Spieler mit dem größten Potential.</text:p>
            <text:p>Messi und Ronaldo haben ihre Zeit gehabt; das ist sportlich mehr als anzuerkennen.</text:p>
            <text:p>Leider haben sie nicht mehr das erforderliche Tempo, was sie einst auch auszeichnete., um den Unterschied zu machen.</text:p>
          </table:table-cell>
          <table:table-cell table:number-columns-repeated="2"/>
        </table:table-row>
        <table:table-row table:style-name="ro2">
          <table:table-cell office:value-type="float" office:value="14254977">
            <text:p>14254977</text:p>
          </table:table-cell>
          <table:table-cell office:value-type="float" office:value="0.956953644752502">
            <text:p>0,9569536448</text:p>
          </table:table-cell>
          <table:table-cell office:value-type="string">
            <text:p>Wenn Mbappé verletzungsfrei bleibt ist er für mich momentan der beste Spieler. Seine Schnelligkeit und Raffinesse sind schon beeindruckend.</text:p>
          </table:table-cell>
          <table:table-cell table:number-columns-repeated="2"/>
        </table:table-row>
        <table:table-row table:style-name="ro2">
          <table:table-cell office:value-type="float" office:value="14254970">
            <text:p>14254970</text:p>
          </table:table-cell>
          <table:table-cell office:value-type="float" office:value="0.954758485158285">
            <text:p>0,9547584852</text:p>
          </table:table-cell>
          <table:table-cell office:value-type="string">
            <text:p>Danke für die hervorragende Überschrift, so treffend!</text:p>
          </table:table-cell>
          <table:table-cell table:number-columns-repeated="2"/>
        </table:table-row>
        <table:table-row table:style-name="ro2">
          <table:table-cell office:value-type="float" office:value="14254835">
            <text:p>14254835</text:p>
          </table:table-cell>
          <table:table-cell office:value-type="float" office:value="0.771705309549967">
            <text:p>0,7717053095</text:p>
          </table:table-cell>
          <table:table-cell office:value-type="string">
            <text:p>Genau richtig so. Und die Forderung nach mehrjähriger Gefängnisstrafe nicht vergessen.</text:p>
          </table:table-cell>
          <table:table-cell table:number-columns-repeated="2"/>
        </table:table-row>
        <table:table-row table:style-name="ro2">
          <table:table-cell office:value-type="float" office:value="14251287">
            <text:p>14251287</text:p>
          </table:table-cell>
          <table:table-cell office:value-type="float" office:value="0.946712096532186">
            <text:p>0,9467120965</text:p>
          </table:table-cell>
          <table:table-cell office:value-type="string">
            <text:p>Oh ich liebe diesen Kommissar! Armin Rohdes Filme sind meine. Dieser Mann zeigt, was viele Männer nicht kennen: Gefühle. Das ist es.</text:p>
          </table:table-cell>
          <table:table-cell table:number-columns-repeated="2"/>
        </table:table-row>
        <table:table-row table:style-name="ro2">
          <table:table-cell office:value-type="float" office:value="14251086">
            <text:p>14251086</text:p>
          </table:table-cell>
          <table:table-cell office:value-type="float" office:value="0.806637724240621">
            <text:p>0,8066377242</text:p>
          </table:table-cell>
          <table:table-cell office:value-type="string">
            <text:p>Spannend Es ist wirklich interessant, wie das Kleinkindgehabe bei seiner Kernwählerschaft funktioniert. Wo Eltern ihr Kind üblicherweise ausgiebig belehren würden, wenn der Nachwuchs in präpubertärem Gehabe das „Gestern mein bester Freund, heute das schlimmste Schwein“-Spiel spielt, johlen Trumps Anhänger begeistert auf. Bei jedem anderen Erwachsenen würde man mitleidig den Kopf schütteln.</text:p>
          </table:table-cell>
          <table:table-cell table:number-columns-repeated="2"/>
        </table:table-row>
        <table:table-row table:style-name="ro2">
          <table:table-cell office:value-type="float" office:value="14250757">
            <text:p>14250757</text:p>
          </table:table-cell>
          <table:table-cell office:value-type="float" office:value="0.88991391658783">
            <text:p>0,8899139166</text:p>
          </table:table-cell>
          <table:table-cell office:value-type="string">
            <text:p>Genial ! Da wird die Zukunft gefeiert...manch einer hat sogar etwas von Arbeitsplätzen gelesen. Damit ist die Zukunft in Europa gesichert...steht hier !. Wo soll man den sonst das Batterieexperiment starten wenn nicht im masochstischen ökobesoffen Deutschland. <text:s/>Nun damit ist die Produktion der F Serie in den USA gesichert ! Die paar Batteriekarren die die woken Amis brauchen schippern die übern Teich. Vielleicht kann der deutsche Steuerzahler auch noch den Absatz in der USA subventioneren ? Rettet ja deutsche Arbeitsplätze gell.... und das Klima ! Und sollte sich der wahrscheinliche Fall ergeben das dieses Geschäftsfeld über die Wupper geht, dann ist es ja praktisch, dass die FORD Deutschland GmbH <text:s/>wie auch die Volkswagen Sachsen GmbH <text:s/>als rechtlich eigenständig "günstig" zu entsorgen sind .</text:p>
          </table:table-cell>
          <table:table-cell table:number-columns-repeated="2"/>
        </table:table-row>
        <table:table-row table:style-name="ro2">
          <table:table-cell office:value-type="float" office:value="14250106">
            <text:p>14250106</text:p>
          </table:table-cell>
          <table:table-cell office:value-type="float" office:value="0.604744335015615">
            <text:p>0,604744335</text:p>
          </table:table-cell>
          <table:table-cell office:value-type="string">
            <text:p>Diese Mutanten Überschriften erinnern mich immer an die guten alten Splatterfilme der 70er und frühen 80er! Die hat man logischerweise damals nicht ernst genommen, außer die Eltern natürlich. Ob diese Titel die Ernsthaftigkeit dieser Pandemie widerspiegelt mag jeder selber entscheiden.</text:p>
          </table:table-cell>
          <table:table-cell table:number-columns-repeated="2"/>
        </table:table-row>
        <table:table-row table:style-name="ro2">
          <table:table-cell office:value-type="float" office:value="14248432">
            <text:p>14248432</text:p>
          </table:table-cell>
          <table:table-cell office:value-type="float" office:value="0.907915691534678">
            <text:p>0,9079156915</text:p>
          </table:table-cell>
          <table:table-cell office:value-type="string">
            <text:p>Diese Staffel ist vielversprechend gestartet. In der letzten Staffel waren zu viele Nicht-Sänger dabei, aber dieses Mal haben viele wirklich gut gesungen und außer bei der Schildkröte (FlorianSilbereisen) konnte man niemanden leicht erkennen. Ich freue mich auf die kommenden Sendungen.</text:p>
          </table:table-cell>
          <table:table-cell table:number-columns-repeated="2"/>
        </table:table-row>
        <table:table-row table:style-name="ro2">
          <table:table-cell office:value-type="float" office:value="14247645">
            <text:p>14247645</text:p>
          </table:table-cell>
          <table:table-cell office:value-type="float" office:value="0.5964368780454">
            <text:p>0,596436878</text:p>
          </table:table-cell>
          <table:table-cell office:value-type="string">
            <text:p>Wir leiden an Rassen-Wahn, dies mal anders herum, aber bedrohende Szenarien wollen wir nicht mehr erkennen. Wir sind aber auch völlig vom Wohlstand verbendet worden. Hinzu kommt noch das immer <text:s/>schön gesprochene Vokabular und das schön geschriebene. <text:s/>Schon ist die Blendung perfekt.</text:p>
          </table:table-cell>
          <table:table-cell table:number-columns-repeated="2"/>
        </table:table-row>
        <table:table-row table:style-name="ro2">
          <table:table-cell office:value-type="float" office:value="14247627">
            <text:p>14247627</text:p>
          </table:table-cell>
          <table:table-cell office:value-type="float" office:value="0.849956055482229">
            <text:p>0,8499560555</text:p>
          </table:table-cell>
          <table:table-cell office:value-type="string">
            <text:p>Ein guter Lösungsvorschlag. </text:p>
          </table:table-cell>
          <table:table-cell table:number-columns-repeated="2"/>
        </table:table-row>
        <table:table-row table:style-name="ro2">
          <table:table-cell office:value-type="float" office:value="14245345">
            <text:p>14245345</text:p>
          </table:table-cell>
          <table:table-cell office:value-type="float" office:value="0.634868542353312">
            <text:p>0,6348685424</text:p>
          </table:table-cell>
          <table:table-cell office:value-type="string">
            <text:p>Premiere! <text:s/>Ich bin mal mit Trump einer Meinung. </text:p>
          </table:table-cell>
          <table:table-cell table:number-columns-repeated="2"/>
        </table:table-row>
        <table:table-row table:style-name="ro2">
          <table:table-cell office:value-type="float" office:value="14245339">
            <text:p>14245339</text:p>
          </table:table-cell>
          <table:table-cell office:value-type="float" office:value="0.834066013495127">
            <text:p>0,8340660135</text:p>
          </table:table-cell>
          <table:table-cell office:value-type="string">
            <text:p>Hura, hura - der Präsidenten-Clown ist wieder da und alle Comedian freuen sich!</text:p>
          </table:table-cell>
          <table:table-cell table:number-columns-repeated="2"/>
        </table:table-row>
        <table:table-row table:style-name="ro2">
          <table:table-cell office:value-type="float" office:value="14245281">
            <text:p>14245281</text:p>
          </table:table-cell>
          <table:table-cell office:value-type="float" office:value="0.92475422223409">
            <text:p>0,9247542222</text:p>
          </table:table-cell>
          <table:table-cell office:value-type="string">
            <text:p>Als Faschingsclown hat der Wuschelkopf jetzt endlich sein Metier gefunden. Bravo, weiter so!</text:p>
          </table:table-cell>
          <table:table-cell table:number-columns-repeated="2"/>
        </table:table-row>
        <table:table-row table:style-name="ro2">
          <table:table-cell office:value-type="float" office:value="14244845">
            <text:p>14244845</text:p>
          </table:table-cell>
          <table:table-cell office:value-type="float" office:value="0.913937707742055">
            <text:p>0,9139377077</text:p>
          </table:table-cell>
          <table:table-cell office:value-type="string">
            <text:p>Drosten sieht auch keine Fehler Inzidenz bei den von ihm mitentwickelten PCR-Tests. Alles einwandfrei! Ein Drosten, ein Wort!</text:p>
          </table:table-cell>
          <table:table-cell table:number-columns-repeated="2"/>
        </table:table-row>
        <table:table-row table:style-name="ro2">
          <table:table-cell office:value-type="float" office:value="14239963">
            <text:p>14239963</text:p>
          </table:table-cell>
          <table:table-cell office:value-type="float" office:value="0.770329217116038">
            <text:p>0,7703292171</text:p>
          </table:table-cell>
          <table:table-cell office:value-type="string">
            <text:p>Danke für die harte Kritik, die mehr als berechtigt ist. Bitte bleiben Sie weiter so kritisch. </text:p>
          </table:table-cell>
          <table:table-cell table:number-columns-repeated="2"/>
        </table:table-row>
        <table:table-row table:style-name="ro2">
          <table:table-cell office:value-type="float" office:value="14239732">
            <text:p>14239732</text:p>
          </table:table-cell>
          <table:table-cell office:value-type="float" office:value="0.834258159001668">
            <text:p>0,834258159</text:p>
          </table:table-cell>
          <table:table-cell office:value-type="string">
            <text:p>Henriette Reker...immer ein feines Gefühl für Stimmungen</text:p>
          </table:table-cell>
          <table:table-cell table:number-columns-repeated="2"/>
        </table:table-row>
        <table:table-row table:style-name="ro2">
          <table:table-cell office:value-type="float" office:value="14239663">
            <text:p>14239663</text:p>
          </table:table-cell>
          <table:table-cell office:value-type="float" office:value="0.920695046583811">
            <text:p>0,9206950466</text:p>
          </table:table-cell>
          <table:table-cell office:value-type="string">
            <text:p>Sehr gut!</text:p>
          </table:table-cell>
          <table:table-cell table:number-columns-repeated="2"/>
        </table:table-row>
        <table:table-row table:style-name="ro2">
          <table:table-cell office:value-type="float" office:value="14239620">
            <text:p>14239620</text:p>
          </table:table-cell>
          <table:table-cell office:value-type="float" office:value="0.820319930712382">
            <text:p>0,8203199307</text:p>
          </table:table-cell>
          <table:table-cell office:value-type="string">
            <text:p>Da simmer dabei, dat is prima, viva Colonia.. </text:p>
          </table:table-cell>
          <table:table-cell table:number-columns-repeated="2"/>
        </table:table-row>
        <table:table-row table:style-name="ro2">
          <table:table-cell office:value-type="float" office:value="14239586">
            <text:p>14239586</text:p>
          </table:table-cell>
          <table:table-cell office:value-type="float" office:value="0.846536080042521">
            <text:p>0,84653608</text:p>
          </table:table-cell>
          <table:table-cell office:value-type="string">
            <text:p>Die Köllner haben die ja gewählt....viel Spass mir Reker</text:p>
          </table:table-cell>
          <table:table-cell table:number-columns-repeated="2"/>
        </table:table-row>
        <table:table-row table:style-name="ro2">
          <table:table-cell office:value-type="float" office:value="14239557">
            <text:p>14239557</text:p>
          </table:table-cell>
          <table:table-cell office:value-type="float" office:value="0.773476123809814">
            <text:p>0,7734761238</text:p>
          </table:table-cell>
          <table:table-cell office:value-type="string">
            <text:p>Ja sicher ...</text:p>
          </table:table-cell>
          <table:table-cell table:number-columns-repeated="2"/>
        </table:table-row>
        <table:table-row table:style-name="ro2">
          <table:table-cell office:value-type="float" office:value="14239553">
            <text:p>14239553</text:p>
          </table:table-cell>
          <table:table-cell office:value-type="float" office:value="0.844607849915822">
            <text:p>0,8446078499</text:p>
          </table:table-cell>
          <table:table-cell office:value-type="string">
            <text:p>Einfach herrlich, wie man sich hier wieder aufregt. <text:s/>Solche Artikel benötigt man einfach. <text:s/>Wo kämen wir denn hin, wenn wir keine Aufregerthemen hätten. <text:s/>Aber mal ehrlich, die Frau vertritt die richtige Position. Ob sich das aber erreichen lässt, ist aber die Frage. <text:s/>Aber nicht wenige werden sic an deren Worte erinnern können, wenn die britische Mutante jetzt massiv auf dem Vormarsch ist und die Wirtschaft dann von selbst zum Erliegen kommt, ohne dass es welcher Regularien braucht. </text:p>
          </table:table-cell>
          <table:table-cell table:number-columns-repeated="2"/>
        </table:table-row>
        <table:table-row table:style-name="ro2">
          <table:table-cell office:value-type="float" office:value="14239516">
            <text:p>14239516</text:p>
          </table:table-cell>
          <table:table-cell office:value-type="float" office:value="0.947392642498016">
            <text:p>0,9473926425</text:p>
          </table:table-cell>
          <table:table-cell office:value-type="string">
            <text:p>Diese Dame passt perfekt in die Jecken-Hochburg.</text:p>
          </table:table-cell>
          <table:table-cell table:number-columns-repeated="2"/>
        </table:table-row>
        <table:table-row table:style-name="ro2">
          <table:table-cell office:value-type="float" office:value="14239492">
            <text:p>14239492</text:p>
          </table:table-cell>
          <table:table-cell office:value-type="float" office:value="0.915902256965637">
            <text:p>0,915902257</text:p>
          </table:table-cell>
          <table:table-cell office:value-type="string">
            <text:p>Sie war nie Medizinexpertin aber zeigt pragmatische beinahe überzeugende Ansicht. Hervorragend!</text:p>
          </table:table-cell>
          <table:table-cell table:number-columns-repeated="2"/>
        </table:table-row>
        <table:table-row table:style-name="ro2">
          <table:table-cell office:value-type="float" office:value="14239456">
            <text:p>14239456</text:p>
          </table:table-cell>
          <table:table-cell office:value-type="float" office:value="0.781231065591176">
            <text:p>0,7812310656</text:p>
          </table:table-cell>
          <table:table-cell office:value-type="string">
            <text:p>Diese Dame lebt in ihrer eigenen Blase...da lebt es sich gut..</text:p>
          </table:table-cell>
          <table:table-cell table:number-columns-repeated="2"/>
        </table:table-row>
        <table:table-row table:style-name="ro2">
          <table:table-cell office:value-type="float" office:value="14239445">
            <text:p>14239445</text:p>
          </table:table-cell>
          <table:table-cell office:value-type="float" office:value="0.732845842838287">
            <text:p>0,7328458428</text:p>
          </table:table-cell>
          <table:table-cell office:value-type="string">
            <text:p>Super Idee - als Belohnung bekomme ich meine Grundrechte zurück. Das ist ein ganz toller Anreiz, Frau Reker - zumal es sich bei unter 10 um wirklich sehr realistische Ziele handelt.</text:p>
          </table:table-cell>
          <table:table-cell table:number-columns-repeated="2"/>
        </table:table-row>
        <table:table-row table:style-name="ro2">
          <table:table-cell office:value-type="float" office:value="14239434">
            <text:p>14239434</text:p>
          </table:table-cell>
          <table:table-cell office:value-type="float" office:value="0.651709616184235">
            <text:p>0,6517096162</text:p>
          </table:table-cell>
          <table:table-cell office:value-type="string">
            <text:p>Frau Reker ist immer für sinnige Vorschläge gut...</text:p>
          </table:table-cell>
          <table:table-cell table:number-columns-repeated="2"/>
        </table:table-row>
        <table:table-row table:style-name="ro2">
          <table:table-cell office:value-type="float" office:value="14239429">
            <text:p>14239429</text:p>
          </table:table-cell>
          <table:table-cell office:value-type="float" office:value="0.824869175752004">
            <text:p>0,8248691758</text:p>
          </table:table-cell>
          <table:table-cell office:value-type="string">
            <text:p>Eine Armlänge Abstand zum Virus und alles wird gut. </text:p>
          </table:table-cell>
          <table:table-cell table:number-columns-repeated="2"/>
        </table:table-row>
        <table:table-row table:style-name="ro2">
          <table:table-cell office:value-type="float" office:value="14239377">
            <text:p>14239377</text:p>
          </table:table-cell>
          <table:table-cell office:value-type="float" office:value="0.775254408518473">
            <text:p>0,7752544085</text:p>
          </table:table-cell>
          <table:table-cell office:value-type="string">
            <text:p>Einfach Lookdown für <text:s/>immer <text:s/>Ist eh gut. Wer braucht schon Steuern und eine funktionierende Wirtschaft <text:s/>Auch das Gesellschaftliche Leben braucht niemanden <text:s text:c="2"/>Passt.</text:p>
          </table:table-cell>
          <table:table-cell table:number-columns-repeated="2"/>
        </table:table-row>
        <table:table-row table:style-name="ro2">
          <table:table-cell office:value-type="float" office:value="14239354">
            <text:p>14239354</text:p>
          </table:table-cell>
          <table:table-cell office:value-type="float" office:value="0.842081824938456">
            <text:p>0,8420818249</text:p>
          </table:table-cell>
          <table:table-cell office:value-type="string">
            <text:p>"Dies sei nötig, um dem Infektionsgeschehen einen Schritt voraus zu sein, sagt sie." <text:s/>Yeah, Lock-down forever - damit ist man dem Infektionsgeschehen immer einen Schritt voraus, geniale Begründung ! Man könnte auch alle Menschen ins Gefängnis werfen, damit ist man dem Verbrechensgeschehen immer einen Schritt voraus. Auf geht's, Frau Reker ... nur Mut ! Das wird die perfekte Neue Welt !</text:p>
          </table:table-cell>
          <table:table-cell table:number-columns-repeated="2"/>
        </table:table-row>
        <table:table-row table:style-name="ro2">
          <table:table-cell office:value-type="float" office:value="14239314">
            <text:p>14239314</text:p>
          </table:table-cell>
          <table:table-cell office:value-type="float" office:value="0.807699958483378">
            <text:p>0,8076999585</text:p>
          </table:table-cell>
          <table:table-cell office:value-type="string">
            <text:p>....liebe Kölner, Ihr habt die gewählt......</text:p>
          </table:table-cell>
          <table:table-cell table:number-columns-repeated="2"/>
        </table:table-row>
        <table:table-row table:style-name="ro2">
          <table:table-cell office:value-type="float" office:value="14236071">
            <text:p>14236071</text:p>
          </table:table-cell>
          <table:table-cell office:value-type="float" office:value="0.879044572512309">
            <text:p>0,8790445725</text:p>
          </table:table-cell>
          <table:table-cell office:value-type="string">
            <text:p>Wow! Sogar ein eigener Artikel! Respekt! 🤴</text:p>
          </table:table-cell>
          <table:table-cell table:number-columns-repeated="2"/>
        </table:table-row>
        <table:table-row table:style-name="ro2">
          <table:table-cell office:value-type="float" office:value="14235994">
            <text:p>14235994</text:p>
          </table:table-cell>
          <table:table-cell office:value-type="float" office:value="0.980113287766775">
            <text:p>0,9801132878</text:p>
          </table:table-cell>
          <table:table-cell office:value-type="string">
            <text:p>Eins steht fest, etliche Studenten oder Menschen, die krankhaft <text:s/>nach einer bezahlbaren Wohnung suchen, würden bestimmt ganz gern auch dort wohnen. <text:s/>Unsere Flüchtlinge oder Migranten werden wirklich hervorragend untergebracht. <text:s/>Schaut alles sehr gepflegt und sauber aus, neue Fernseher, Kühlschränken, Herden, etc. <text:s/>Ein Traum. </text:p>
          </table:table-cell>
          <table:table-cell table:number-columns-repeated="2"/>
        </table:table-row>
        <table:table-row table:style-name="ro2">
          <table:table-cell office:value-type="float" office:value="14235712">
            <text:p>14235712</text:p>
          </table:table-cell>
          <table:table-cell office:value-type="float" office:value="0.69791716337204">
            <text:p>0,6979171634</text:p>
          </table:table-cell>
          <table:table-cell office:value-type="string">
            <text:p>Respekt BVB!</text:p>
          </table:table-cell>
          <table:table-cell table:number-columns-repeated="2"/>
        </table:table-row>
        <table:table-row table:style-name="ro2">
          <table:table-cell office:value-type="float" office:value="14235611">
            <text:p>14235611</text:p>
          </table:table-cell>
          <table:table-cell office:value-type="float" office:value="0.776977936426798">
            <text:p>0,7769779364</text:p>
          </table:table-cell>
          <table:table-cell office:value-type="string">
            <text:p>Hat meinen Alltag erhellt. Danke dafür :-).</text:p>
          </table:table-cell>
          <table:table-cell table:number-columns-repeated="2"/>
        </table:table-row>
        <table:table-row table:style-name="ro2">
          <table:table-cell office:value-type="float" office:value="14235610">
            <text:p>14235610</text:p>
          </table:table-cell>
          <table:table-cell office:value-type="float" office:value="0.920695046583811">
            <text:p>0,9206950466</text:p>
          </table:table-cell>
          <table:table-cell office:value-type="string">
            <text:p>Sehr gut! </text:p>
          </table:table-cell>
          <table:table-cell table:number-columns-repeated="2"/>
        </table:table-row>
        <table:table-row table:style-name="ro2">
          <table:table-cell office:value-type="float" office:value="14235064">
            <text:p>14235064</text:p>
          </table:table-cell>
          <table:table-cell office:value-type="float" office:value="0.63826592763265">
            <text:p>0,6382659276</text:p>
          </table:table-cell>
          <table:table-cell office:value-type="string">
            <text:p>Siggi ist ein ganz toller Hecht, was hat er noch mal gerissen in seiner Amtszeit? Achja..</text:p>
          </table:table-cell>
          <table:table-cell table:number-columns-repeated="2"/>
        </table:table-row>
        <table:table-row table:style-name="ro2">
          <table:table-cell office:value-type="float" office:value="14231548">
            <text:p>14231548</text:p>
          </table:table-cell>
          <table:table-cell office:value-type="float" office:value="0.825316329797109">
            <text:p>0,8253163298</text:p>
          </table:table-cell>
          <table:table-cell office:value-type="string">
            <text:p>Ja, Daumen hoch! Hab meine PflegeCoronaPrämie in einen Rollmotor investiert. 1000 Øre, die gut angelegt sind. Bei Wind und Wetter ø22-24 km/h. Super!!! Ist ne Österreichische Firma.</text:p>
          </table:table-cell>
          <table:table-cell table:number-columns-repeated="2"/>
        </table:table-row>
        <table:table-row table:style-name="ro2">
          <table:table-cell office:value-type="float" office:value="14231547">
            <text:p>14231547</text:p>
          </table:table-cell>
          <table:table-cell office:value-type="float" office:value="0.771946310997009">
            <text:p>0,771946311</text:p>
          </table:table-cell>
          <table:table-cell office:value-type="string">
            <text:p>Beide Fahrradarten sind gut und notwendig. Mein Pedelec hat mich dazu gebracht, viele Strecken in der Innenstadt zurückzulegen, die ich ansonsten mit dem Auto gefahren wäre, welches ich auch besitze und auch weiter besitzen werde. Man ist wesentlich flexibler und unverschwitzter, als mit dem "normalen" Fahrrad, welches ich aber auch noch gerne und häufig fahre. </text:p>
          </table:table-cell>
          <table:table-cell table:number-columns-repeated="2"/>
        </table:table-row>
        <table:table-row table:style-name="ro2">
          <table:table-cell office:value-type="float" office:value="14231539">
            <text:p>14231539</text:p>
          </table:table-cell>
          <table:table-cell office:value-type="float" office:value="0.954850276311239">
            <text:p>0,9548502763</text:p>
          </table:table-cell>
          <table:table-cell office:value-type="string">
            <text:p>Das E Bike ist eine tolle Erfindung. <text:s/>Meins nutze ich seit mittlerweile 3 Jahren sowohl privat als auch auf dem Weg zur Arbeit. <text:s/>Das Herz-Kreislaufsystem wird sehr viel gleichmässiger belastet als beim herkömmlichen Fahrrad, <text:s/>da man permanent mit gleichem Tempo unterwegs sein kann. Natürlich kann man das E Bike auch sportlich nutzen. <text:s/>Alle, die hier meckern, hätten vermutlich auch über eine Gangschaltung gemeckert, als diese erfunden wurde. </text:p>
          </table:table-cell>
          <table:table-cell table:number-columns-repeated="2"/>
        </table:table-row>
        <table:table-row table:style-name="ro2">
          <table:table-cell office:value-type="float" office:value="14231523">
            <text:p>14231523</text:p>
          </table:table-cell>
          <table:table-cell office:value-type="float" office:value="0.96364281574885">
            <text:p>0,9636428157</text:p>
          </table:table-cell>
          <table:table-cell office:value-type="string">
            <text:p>Wir haben uns letztes Jahr auch zwei Ebikes gekauft, wo wir leben ist es sehr hügelig. Und wir müssen sagen, es ist fantastisch. Spontan einfach aufsteigen und 4-5 km wohin fahren ohne verschwitzt oder abgehetzt anzukommen ist ein Traum. Wir haben auch festgestellt, dass wir uns dadurch viel mehr bewegen und bei touren muss man nicht ständig schauen ob es mal 500hm nach oben geht und ob man vielleicht spontan einen Umweg fährt um einzukehren. Also wir &lt;40 jahre alt, lieben die ebikes - auch wenn sie zugegeben soviel wir ein kleines Auto kosten.</text:p>
          </table:table-cell>
          <table:table-cell table:number-columns-repeated="2"/>
        </table:table-row>
        <table:table-row table:style-name="ro2">
          <table:table-cell office:value-type="float" office:value="14230742">
            <text:p>14230742</text:p>
          </table:table-cell>
          <table:table-cell office:value-type="float" office:value="0.638120353221893">
            <text:p>0,6381203532</text:p>
          </table:table-cell>
          <table:table-cell office:value-type="string">
            <text:p>So wie sich das liest, könnte man das auch "Idiotentest" nennen - genau den brauchen wir noch .... <text:s/>Wenn ich alleine schon "Lockerungen der Maßnahmen" lese , passt das alles zusammen ..... Eher als einen Idiotentest brauchen wir zunehmend Psychologen für die vollkommen ermatteten Menschen , die diese ganz Scheiße nicht mehr lesen können . <text:s/></text:p>
          </table:table-cell>
          <table:table-cell table:number-columns-repeated="2"/>
        </table:table-row>
        <table:table-row table:style-name="ro2">
          <table:table-cell office:value-type="float" office:value="14230733">
            <text:p>14230733</text:p>
          </table:table-cell>
          <table:table-cell office:value-type="float" office:value="0.845602333545685">
            <text:p>0,8456023335</text:p>
          </table:table-cell>
          <table:table-cell office:value-type="string">
            <text:p>Genauso realistisch wie: "Bis zum Ende des Sommers werden wir jedem ein Impfangebot machen können. "</text:p>
          </table:table-cell>
          <table:table-cell table:number-columns-repeated="2"/>
        </table:table-row>
        <table:table-row table:style-name="ro2">
          <table:table-cell office:value-type="float" office:value="14230679">
            <text:p>14230679</text:p>
          </table:table-cell>
          <table:table-cell office:value-type="float" office:value="0.871989647547404">
            <text:p>0,8719896475</text:p>
          </table:table-cell>
          <table:table-cell office:value-type="string">
            <text:p>Man muss nicht unbedingt warten bis die Politiker soweit sind, sondern sollte selbst handeln. <text:s/>Unsere Familie (2 Kinder, 4 Enkel) verwendet nun seit Ende Oktober den 100 sten Schnelltest. <text:s/>Vor einem Familientreff testet sich jeder. Die Handhabung ist sehr leicht und gut beschrieben (wer lesen kann ist klar im Vorteil) <text:s/>Die neuen sind jetzt empfindlicher und man braucht sie nur noch circa 2 cm in die Nase führen. </text:p>
          </table:table-cell>
          <table:table-cell table:number-columns-repeated="2"/>
        </table:table-row>
        <table:table-row table:style-name="ro2">
          <table:table-cell office:value-type="float" office:value="14230663">
            <text:p>14230663</text:p>
          </table:table-cell>
          <table:table-cell office:value-type="float" office:value="0.891140997409821">
            <text:p>0,8911409974</text:p>
          </table:table-cell>
          <table:table-cell office:value-type="string">
            <text:p>Kostenlose Test sind super. Vielen Dank an die Hersteller das sie ihre Produkte verschenken.</text:p>
          </table:table-cell>
          <table:table-cell table:number-columns-repeated="2"/>
        </table:table-row>
        <table:table-row table:style-name="ro2">
          <table:table-cell office:value-type="float" office:value="14229315">
            <text:p>14229315</text:p>
          </table:table-cell>
          <table:table-cell office:value-type="float" office:value="0.8957532842954">
            <text:p>0,8957532843</text:p>
          </table:table-cell>
          <table:table-cell office:value-type="string">
            <text:p>Es reicht endlich. Wir haben mehr als genug aufgenommen. Probleme haben wir auch genug. Es reicht Herr Kauder!</text:p>
          </table:table-cell>
          <table:table-cell table:number-columns-repeated="2"/>
        </table:table-row>
        <table:table-row table:style-name="ro2">
          <table:table-cell office:value-type="float" office:value="14228065">
            <text:p>14228065</text:p>
          </table:table-cell>
          <table:table-cell office:value-type="float" office:value="0.689924856026967">
            <text:p>0,689924856</text:p>
          </table:table-cell>
          <table:table-cell office:value-type="string">
            <text:p>Prima! Ich nehme Astrazeneca gerne. Und wer meint er würde die Nebenwirkungen nicht vertragen oder wäre nicht ausreichend geschützt, der kann ja gerne weiter im Lockdown sitzen bleiben, bis er 2022 mal dran kommt! </text:p>
          </table:table-cell>
          <table:table-cell table:number-columns-repeated="2"/>
        </table:table-row>
        <table:table-row table:style-name="ro2">
          <table:table-cell office:value-type="float" office:value="14218308">
            <text:p>14218308</text:p>
          </table:table-cell>
          <table:table-cell office:value-type="float" office:value="0.942570447921753">
            <text:p>0,9425704479</text:p>
          </table:table-cell>
          <table:table-cell office:value-type="string">
            <text:p>Auf den Punkt! Großartig.</text:p>
          </table:table-cell>
          <table:table-cell table:number-columns-repeated="2"/>
        </table:table-row>
        <table:table-row table:style-name="ro2">
          <table:table-cell office:value-type="float" office:value="14218305">
            <text:p>14218305</text:p>
          </table:table-cell>
          <table:table-cell office:value-type="float" office:value="0.890815019607544">
            <text:p>0,8908150196</text:p>
          </table:table-cell>
          <table:table-cell office:value-type="string">
            <text:p>Erfrischend klare Worte.</text:p>
          </table:table-cell>
          <table:table-cell table:number-columns-repeated="2"/>
        </table:table-row>
        <table:table-row table:style-name="ro2">
          <table:table-cell office:value-type="float" office:value="14218294">
            <text:p>14218294</text:p>
          </table:table-cell>
          <table:table-cell office:value-type="float" office:value="0.904294371604919">
            <text:p>0,9042943716</text:p>
          </table:table-cell>
          <table:table-cell office:value-type="string">
            <text:p>Bravo! Nicht jammern und die Schuld beim Universum suchen, sondern das Richtige machen. Ich stelle mir gerade Dr. King Schultz im "Dialog" mit seinen Gegnern in dieser Sache vor. Überzeugend und effizient.</text:p>
          </table:table-cell>
          <table:table-cell table:number-columns-repeated="2"/>
        </table:table-row>
        <table:table-row table:style-name="ro2">
          <table:table-cell office:value-type="float" office:value="14218263">
            <text:p>14218263</text:p>
          </table:table-cell>
          <table:table-cell office:value-type="float" office:value="0.95629229148229">
            <text:p>0,9562922915</text:p>
          </table:table-cell>
          <table:table-cell office:value-type="string">
            <text:p>Sehr gut auf den Punkt gebracht - danke Herr Waltz. </text:p>
          </table:table-cell>
          <table:table-cell table:number-columns-repeated="2"/>
        </table:table-row>
        <table:table-row table:style-name="ro2">
          <table:table-cell office:value-type="float" office:value="14218256">
            <text:p>14218256</text:p>
          </table:table-cell>
          <table:table-cell office:value-type="float" office:value="0.877107679843903">
            <text:p>0,8771076798</text:p>
          </table:table-cell>
          <table:table-cell office:value-type="string">
            <text:p>Super!</text:p>
          </table:table-cell>
          <table:table-cell table:number-columns-repeated="2"/>
        </table:table-row>
        <table:table-row table:style-name="ro2">
          <table:table-cell office:value-type="float" office:value="14218220">
            <text:p>14218220</text:p>
          </table:table-cell>
          <table:table-cell office:value-type="float" office:value="0.895022908846537">
            <text:p>0,8950229088</text:p>
          </table:table-cell>
          <table:table-cell office:value-type="string">
            <text:p>Sehr vernünftige Ansichten, sehr sehr gut! Mein Kompliment für die starke Ansage. <text:s/>Im übrigen ganz meine Meinung. <text:s/>Mit - ich muss zugeben - <text:s/>großer Schadenfreude - sehe ich die Corona-(Maßnahmen)-Leugner schäumen... <text:s/>:-)</text:p>
          </table:table-cell>
          <table:table-cell table:number-columns-repeated="2"/>
        </table:table-row>
        <table:table-row table:style-name="ro2">
          <table:table-cell office:value-type="float" office:value="14218163">
            <text:p>14218163</text:p>
          </table:table-cell>
          <table:table-cell office:value-type="float" office:value="0.803389728069305">
            <text:p>0,8033897281</text:p>
          </table:table-cell>
          <table:table-cell office:value-type="string">
            <text:p>... finde seine Differenzierung zwischen NOT und Unannehmlichkeiten sehr treffend. </text:p>
          </table:table-cell>
          <table:table-cell table:number-columns-repeated="2"/>
        </table:table-row>
        <table:table-row table:style-name="ro2">
          <table:table-cell office:value-type="float" office:value="14218152">
            <text:p>14218152</text:p>
          </table:table-cell>
          <table:table-cell office:value-type="float" office:value="0.768268565336863">
            <text:p>0,7682685653</text:p>
          </table:table-cell>
          <table:table-cell office:value-type="string">
            <text:p>Danke Herr Waltz!</text:p>
          </table:table-cell>
          <table:table-cell table:number-columns-repeated="2"/>
        </table:table-row>
        <table:table-row table:style-name="ro2">
          <table:table-cell office:value-type="float" office:value="14218117">
            <text:p>14218117</text:p>
          </table:table-cell>
          <table:table-cell office:value-type="float" office:value="0.802977442741394">
            <text:p>0,8029774427</text:p>
          </table:table-cell>
          <table:table-cell office:value-type="string">
            <text:p>Herr Waltz, das tut so gut, eine klare, unverbrämte, deutliche Stimme zu hören, die mir direkt aus der Seele spricht! Danke für diese offenen Worte!</text:p>
          </table:table-cell>
          <table:table-cell table:number-columns-repeated="2"/>
        </table:table-row>
        <table:table-row table:style-name="ro2">
          <table:table-cell office:value-type="float" office:value="14218115">
            <text:p>14218115</text:p>
          </table:table-cell>
          <table:table-cell office:value-type="float" office:value="0.962633868058523">
            <text:p>0,9626338681</text:p>
          </table:table-cell>
          <table:table-cell office:value-type="string">
            <text:p>Nicht zu vergessen: Der Gott des Gemetzels. Ein großartiger Film. </text:p>
          </table:table-cell>
          <table:table-cell table:number-columns-repeated="2"/>
        </table:table-row>
        <table:table-row table:style-name="ro2">
          <table:table-cell office:value-type="float" office:value="14216888">
            <text:p>14216888</text:p>
          </table:table-cell>
          <table:table-cell office:value-type="float" office:value="0.768377284208933">
            <text:p>0,7683772842</text:p>
          </table:table-cell>
          <table:table-cell office:value-type="string">
            <text:p>Wenn ich sonst nichts kann, schaff ich ein Portal. Dann whir alles gut. </text:p>
          </table:table-cell>
          <table:table-cell table:number-columns-repeated="2"/>
        </table:table-row>
        <table:table-row table:style-name="ro2">
          <table:table-cell office:value-type="float" office:value="14213845">
            <text:p>14213845</text:p>
          </table:table-cell>
          <table:table-cell office:value-type="float" office:value="0.658137222131093">
            <text:p>0,6581372221</text:p>
          </table:table-cell>
          <table:table-cell office:value-type="string">
            <text:p>Nicht bedacht.....der ist gut... Wenn von hinten gedacht wurde,dann hat es mal wieder fantastisch geklappt. Es ist ein Trauerspiel was hier passiert.</text:p>
          </table:table-cell>
          <table:table-cell table:number-columns-repeated="2"/>
        </table:table-row>
        <table:table-row table:style-name="ro2">
          <table:table-cell office:value-type="float" office:value="14213843">
            <text:p>14213843</text:p>
          </table:table-cell>
          <table:table-cell office:value-type="float" office:value="0.927498539288839">
            <text:p>0,9274985393</text:p>
          </table:table-cell>
          <table:table-cell office:value-type="string">
            <text:p>...endlich, endlich, hoffentlich bricht alles recht schnell und recht komplex zusammen! <text:s/>Man kann diese...., diese.... nicht mehr hören, die allesamt diesen Energie-Dreck am Stecken haben. Wenn sich nur in einer noch breiteren Masse der Bevölkerung endlich, endlich die physikalischen Wahrheiten durchsetzen.</text:p>
          </table:table-cell>
          <table:table-cell table:number-columns-repeated="2"/>
        </table:table-row>
        <table:table-row table:style-name="ro2">
          <table:table-cell office:value-type="float" office:value="14213789">
            <text:p>14213789</text:p>
          </table:table-cell>
          <table:table-cell office:value-type="float" office:value="0.801987250645955">
            <text:p>0,8019872506</text:p>
          </table:table-cell>
          <table:table-cell office:value-type="string">
            <text:p>"Ein guter Plan" die deutsche Wirtschaft richtig vor die Wand zu fahren. Weiter so ! </text:p>
          </table:table-cell>
          <table:table-cell table:number-columns-repeated="2"/>
        </table:table-row>
        <table:table-row table:style-name="ro2">
          <table:table-cell office:value-type="float" office:value="14209556">
            <text:p>14209556</text:p>
          </table:table-cell>
          <table:table-cell office:value-type="float" office:value="0.74568247795105">
            <text:p>0,745682478</text:p>
          </table:table-cell>
          <table:table-cell office:value-type="string">
            <text:p>Guten Morgen, Parlament!</text:p>
          </table:table-cell>
          <table:table-cell table:number-columns-repeated="2"/>
        </table:table-row>
        <table:table-row table:style-name="ro2">
          <table:table-cell office:value-type="float" office:value="14209167">
            <text:p>14209167</text:p>
          </table:table-cell>
          <table:table-cell office:value-type="float" office:value="0.857184628645579">
            <text:p>0,8571846286</text:p>
          </table:table-cell>
          <table:table-cell office:value-type="string">
            <text:p>Er meckert nicht nur, sondern mach regelmäßig auch konstruktive Vorschläge, der Herr Palmer. Das zeichnet ihn im Vergleich zu vielen anderen aus.</text:p>
          </table:table-cell>
          <table:table-cell table:number-columns-repeated="2"/>
        </table:table-row>
        <table:table-row table:style-name="ro2">
          <table:table-cell office:value-type="float" office:value="14208070">
            <text:p>14208070</text:p>
          </table:table-cell>
          <table:table-cell office:value-type="float" office:value="0.763620972633362">
            <text:p>0,7636209726</text:p>
          </table:table-cell>
          <table:table-cell office:value-type="string">
            <text:p>Oh Gott der Islam ist an Rückständigkeit ja nicht zu überbieten. Eine prima Ehe!😀👍</text:p>
          </table:table-cell>
          <table:table-cell table:number-columns-repeated="2"/>
        </table:table-row>
        <table:table-row table:style-name="ro2">
          <table:table-cell office:value-type="float" office:value="14207790">
            <text:p>14207790</text:p>
          </table:table-cell>
          <table:table-cell office:value-type="float" office:value="0.734024047851562">
            <text:p>0,7340240479</text:p>
          </table:table-cell>
          <table:table-cell office:value-type="string">
            <text:p>"Um sich auszuruhen" ist gut. Es wird kein Mangel vorhanden sein, sich ausruhen zu müssen. Gute Besserung.</text:p>
          </table:table-cell>
          <table:table-cell table:number-columns-repeated="2"/>
        </table:table-row>
        <table:table-row table:style-name="ro2">
          <table:table-cell office:value-type="float" office:value="14207201">
            <text:p>14207201</text:p>
          </table:table-cell>
          <table:table-cell office:value-type="float" office:value="0.946084479490916">
            <text:p>0,9460844795</text:p>
          </table:table-cell>
          <table:table-cell office:value-type="string">
            <text:p>Die beste Serie aller Zeiten: MASH! 😉 Und wenn man einigen Berichten glauben darf, war die Schlussfolge die mit den meisten Zusehern der amerikanischen Fernsehgeschichte..... aber egal, lustig, traurig und nachdenklich machen einige der Folgen allemal. Also Mal reinschauen...</text:p>
          </table:table-cell>
          <table:table-cell table:number-columns-repeated="2"/>
        </table:table-row>
        <table:table-row table:style-name="ro2">
          <table:table-cell office:value-type="float" office:value="14207199">
            <text:p>14207199</text:p>
          </table:table-cell>
          <table:table-cell office:value-type="float" office:value="0.932718952496847">
            <text:p>0,9327189525</text:p>
          </table:table-cell>
          <table:table-cell office:value-type="string">
            <text:p>Ich kann nur jedem empfehlen sich die Harlan Coban Verfilmungen auf netflix anzuschauen.....Safe und Ich schweige für dich......auch alle drei <text:s/>Staffeln von Sinner mit Bill Pullmann als Polizist sind mehr als sehenswert.....jedenfalls für mich.</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6106" number:language="de" number:country="DE">
      <number:number number:decimal-places="2" number:min-integer-digits="1" number:grouping="true"/>
      <number:text> </number:text>
      <number:currency-symbol number:language="de" number:country="DE">€</number:currency-symbol>
    </number:currency-style>
    <number:currency-style style:name="N16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16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6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0">20.02.2021</text:date>, <text:time>15:07:4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20T15:07:44.15</dc:date>
    <dc:creator>P K</dc:creator>
    <meta:document-statistic meta:table-count="1" meta:cell-count="605" meta:object-count="0"/>
    <meta:generator>OpenOffice/4.1.8$Win32 OpenOffice.org_project/418m3$Build-9803</meta:generator>
  </office:meta>
</office:document-meta>
</file>